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796cm"/>
    </style:style>
    <style:style style:name="Table3.B" style:family="table-column">
      <style:table-column-properties style:column-width="0.792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0.222cm"/>
    </style:style>
    <style:style style:name="Table3.E" style:family="table-column">
      <style:table-column-properties style:column-width="0.101cm"/>
    </style:style>
    <style:style style:name="Table3.F" style:family="table-column">
      <style:table-column-properties style:column-width="0.319cm"/>
    </style:style>
    <style:style style:name="Table3.G" style:family="table-column">
      <style:table-column-properties style:column-width="2.482cm"/>
    </style:style>
    <style:style style:name="Table3.H" style:family="table-column">
      <style:table-column-properties style:column-width="0.328cm"/>
    </style:style>
    <style:style style:name="Table3.I" style:family="table-column">
      <style:table-column-properties style:column-width="0.732cm"/>
    </style:style>
    <style:style style:name="Table3.J" style:family="table-column">
      <style:table-column-properties style:column-width="0.815cm"/>
    </style:style>
    <style:style style:name="Table3.K" style:family="table-column">
      <style:table-column-properties style:column-width="0.187cm"/>
    </style:style>
    <style:style style:name="Table3.L" style:family="table-column">
      <style:table-column-properties style:column-width="0.21cm"/>
    </style:style>
    <style:style style:name="Table3.M" style:family="table-column">
      <style:table-column-properties style:column-width="0.381cm"/>
    </style:style>
    <style:style style:name="Table3.N" style:family="table-column">
      <style:table-column-properties style:column-width="0.351cm"/>
    </style:style>
    <style:style style:name="Table3.O" style:family="table-column">
      <style:table-column-properties style:column-width="0.062cm"/>
    </style:style>
    <style:style style:name="Table3.P" style:family="table-column">
      <style:table-column-properties style:column-width="0.215cm"/>
    </style:style>
    <style:style style:name="Table3.Q" style:family="table-column">
      <style:table-column-properties style:column-width="0.279cm"/>
    </style:style>
    <style:style style:name="Table3.R" style:family="table-column">
      <style:table-column-properties style:column-width="1.307cm"/>
    </style:style>
    <style:style style:name="Table3.S" style:family="table-column">
      <style:table-column-properties style:column-width="0.566cm"/>
    </style:style>
    <style:style style:name="Table3.T" style:family="table-column">
      <style:table-column-properties style:column-width="0.587cm"/>
    </style:style>
    <style:style style:name="Table3.U" style:family="table-column">
      <style:table-column-properties style:column-width="0.148cm"/>
    </style:style>
    <style:style style:name="Table3.V" style:family="table-column">
      <style:table-column-properties style:column-width="0.275cm"/>
    </style:style>
    <style:style style:name="Table3.W" style:family="table-column">
      <style:table-column-properties style:column-width="0.127cm"/>
    </style:style>
    <style:style style:name="Table3.X" style:family="table-column">
      <style:table-column-properties style:column-width="0.205cm"/>
    </style:style>
    <style:style style:name="Table3.Y" style:family="table-column">
      <style:table-column-properties style:column-width="0.416cm"/>
    </style:style>
    <style:style style:name="Table3.Z" style:family="table-column">
      <style:table-column-properties style:column-width="0.078cm"/>
    </style:style>
    <style:style style:name="Table3.a" style:family="table-column">
      <style:table-column-properties style:column-width="0.194cm"/>
    </style:style>
    <style:style style:name="Table3.b" style:family="table-column">
      <style:table-column-properties style:column-width="0.48cm"/>
    </style:style>
    <style:style style:name="Table3.c" style:family="table-column">
      <style:table-column-properties style:column-width="0.529cm"/>
    </style:style>
    <style:style style:name="Table3.d" style:family="table-column">
      <style:table-column-properties style:column-width="0.542cm"/>
    </style:style>
    <style:style style:name="Table3.e" style:family="table-column">
      <style:table-column-properties style:column-width="0.236cm"/>
    </style:style>
    <style:style style:name="Table3.f" style:family="table-column">
      <style:table-column-properties style:column-width="0.139cm"/>
    </style:style>
    <style:style style:name="Table3.g" style:family="table-column">
      <style:table-column-properties style:column-width="0.053cm"/>
    </style:style>
    <style:style style:name="Table3.h" style:family="table-column">
      <style:table-column-properties style:column-width="0.445cm"/>
    </style:style>
    <style:style style:name="Table3.i" style:family="table-column">
      <style:table-column-properties style:column-width="0.162cm"/>
    </style:style>
    <style:style style:name="Table3.j" style:family="table-column">
      <style:table-column-properties style:column-width="0.591cm"/>
    </style:style>
    <style:style style:name="Table3.k" style:family="table-column">
      <style:table-column-properties style:column-width="0.131cm"/>
    </style:style>
    <style:style style:name="Table3.l" style:family="table-column">
      <style:table-column-properties style:column-width="0.515cm"/>
    </style:style>
    <style:style style:name="Table3.m" style:family="table-column">
      <style:table-column-properties style:column-width="0.55cm"/>
    </style:style>
    <style:style style:name="Table3.n" style:family="table-column">
      <style:table-column-properties style:column-width="0.737cm"/>
    </style:style>
    <style:style style:name="Table3.o" style:family="table-column">
      <style:table-column-properties style:column-width="0.695cm"/>
    </style:style>
    <style:style style:name="Table3.A1" style:family="table-cell">
      <style:table-cell-properties fo:padding="0.101cm" fo:border="none"/>
    </style:style>
    <style:style style:name="Table3.4" style:family="table-row">
      <style:table-row-properties style:row-height="0.496cm"/>
    </style:style>
    <style:style style:name="Table3.A4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le3.5" style:family="table-row">
      <style:table-row-properties style:row-height="0.88cm"/>
    </style:style>
    <style:style style:name="Table3.A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3.S5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3.6" style:family="table-row">
      <style:table-row-properties style:row-height="0.893cm"/>
    </style:style>
    <style:style style:name="Table3.7" style:family="table-row">
      <style:table-row-properties style:row-height="0.91cm"/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A8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.9" style:family="table-row">
      <style:table-row-properties style:row-height="0.45cm" fo:background-color="transparent" fo:keep-together="auto">
        <style:background-image/>
      </style:table-row-properties>
    </style:style>
    <style:style style:name="Table3.10" style:family="table-row">
      <style:table-row-properties style:row-height="0.836cm"/>
    </style:style>
    <style:style style:name="Table3.A1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3.A1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3.14" style:family="table-row">
      <style:table-row-properties style:row-height="0.926cm"/>
    </style:style>
    <style:style style:name="Table3.A1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3.A1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18" style:family="table-row">
      <style:table-row-properties style:row-height="0.884cm" fo:background-color="transparent" fo:keep-together="auto">
        <style:background-image/>
      </style:table-row-properties>
    </style:style>
    <style:style style:name="Table3.A18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G18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22" style:family="table-row">
      <style:table-row-properties style:row-height="0.882cm" fo:background-color="transparent" fo:keep-together="auto">
        <style:background-image/>
      </style:table-row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24" style:family="table-row">
      <style:table-row-properties fo:background-color="transparent" fo:keep-together="auto">
        <style:background-image/>
      </style:table-row-properties>
    </style:style>
    <style:style style:name="Table3.25" style:family="table-row">
      <style:table-row-properties fo:background-color="transparent" fo:keep-together="auto">
        <style:background-image/>
      </style:table-row-properties>
    </style:style>
    <style:style style:name="Table3.26" style:family="table-row">
      <style:table-row-properties fo:background-color="transparent" fo:keep-together="auto">
        <style:background-image/>
      </style:table-row-properties>
    </style:style>
    <style:style style:name="Table3.27" style:family="table-row">
      <style:table-row-properties style:min-row-height="0.884cm" fo:background-color="transparent" fo:keep-together="auto">
        <style:background-image/>
      </style:table-row-properties>
    </style:style>
    <style:style style:name="Table3.C2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3.28" style:family="table-row">
      <style:table-row-properties fo:background-color="transparent" fo:keep-together="auto">
        <style:background-image/>
      </style:table-row-properties>
    </style:style>
    <style:style style:name="Table3.29" style:family="table-row">
      <style:table-row-properties fo:background-color="transparent" fo:keep-together="auto">
        <style:background-image/>
      </style:table-row-properties>
    </style:style>
    <style:style style:name="Table3.31" style:family="table-row">
      <style:table-row-properties style:row-height="0.87cm" fo:background-color="transparent" fo:keep-together="auto">
        <style:background-image/>
      </style:table-row-properties>
    </style:style>
    <style:style style:name="Table3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V31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le3.32" style:family="table-row">
      <style:table-row-properties style:row-height="0.908cm" fo:background-color="transparent" fo:keep-together="auto">
        <style:background-image/>
      </style:table-row-properties>
    </style:style>
    <style:style style:name="Table3.V3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2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.33" style:family="table-row">
      <style:table-row-properties style:row-height="0.681cm" fo:background-color="transparent" fo:keep-together="auto">
        <style:background-image/>
      </style:table-row-properties>
    </style:style>
    <style:style style:name="Table3.A33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le3.35" style:family="table-row">
      <style:table-row-properties style:row-height="0.871cm"/>
    </style:style>
    <style:style style:name="Table3.A3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le3.Q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U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a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e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i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Q3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e3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i3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38" style:family="table-row">
      <style:table-row-properties style:row-height="0.75cm"/>
    </style:style>
    <style:style style:name="Table3.A38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le3.39" style:family="table-row">
      <style:table-row-properties style:row-height="0.683cm" fo:background-color="transparent" fo:keep-together="auto">
        <style:background-image/>
      </style:table-row-properties>
    </style:style>
    <style:style style:name="Table3.41" style:family="table-row">
      <style:table-row-properties style:row-height="0.914cm"/>
    </style:style>
    <style:style style:name="Table3.A41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le3.M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T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Y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d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g4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3.M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d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g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3.43" style:family="table-row">
      <style:table-row-properties style:row-height="0.801cm" fo:background-color="transparent" fo:keep-together="auto">
        <style:background-image/>
      </style:table-row-properties>
    </style:style>
    <style:style style:name="Table3.A43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le3.44" style:family="table-row">
      <style:table-row-properties style:row-height="0.903cm" fo:background-color="transparent" fo:keep-together="auto">
        <style:background-image/>
      </style:table-row-properties>
    </style:style>
    <style:style style:name="Table3.45" style:family="table-row">
      <style:table-row-properties style:row-height="0.75cm" fo:background-color="transparent" fo:keep-together="auto">
        <style:background-image/>
      </style:table-row-properties>
    </style:style>
    <style:style style:name="Table3.48" style:family="table-row">
      <style:table-row-properties style:row-height="0.859cm" fo:background-color="transparent" fo:keep-together="auto">
        <style:background-image/>
      </style:table-row-properties>
    </style:style>
    <style:style style:name="Table3.53" style:family="table-row">
      <style:table-row-properties style:row-height="0.25cm"/>
    </style:style>
    <style:style style:name="Table3.A53" style:family="table-cell">
      <style:table-cell-properties style:vertical-align="middle" fo:padding="0.049cm" fo:border-left="none" fo:border-right="none" fo:border-top="none" fo:border-bottom="0.05pt solid #000000"/>
    </style:style>
    <style:style style:name="Table3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J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L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N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Q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S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W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h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k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.n5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le3.A54" style:family="table-cell">
      <style:table-cell-properties style:vertical-align="middle" fo:padding="0.049cm" fo:border-left="none" fo:border-right="none" fo:border-top="none" fo:border-bottom="0.05pt solid #000000"/>
    </style:style>
    <style:style style:name="Table3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J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L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N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Q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S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W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h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k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.n54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le3.o5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le3.A55" style:family="table-cell">
      <style:table-cell-properties style:vertical-align="middle" fo:padding="0.097cm" fo:border="none"/>
    </style:style>
    <style:style style:name="Table3.A56" style:family="table-cell">
      <style:table-cell-properties style:vertical-align="middle" fo:padding="0.097cm" fo:border="none"/>
    </style:style>
    <style:style style:name="Table3.57" style:family="table-row">
      <style:table-row-properties style:min-row-height="0.011cm"/>
    </style:style>
    <style:style style:name="Table3.A57" style:family="table-cell">
      <style:table-cell-properties style:vertical-align="" fo:padding="0.049cm" fo:border="none"/>
    </style:style>
    <style:style style:name="Table3.B57" style:family="table-cell">
      <style:table-cell-properties style:vertical-align="" fo:padding="0.049cm" fo:border-left="0.05pt solid #000000" fo:border-right="none" fo:border-top="none" fo:border-bottom="none"/>
    </style:style>
    <style:style style:name="Table3.J57" style:family="table-cell">
      <style:table-cell-properties style:vertical-align="" fo:padding="0.049cm" fo:border-left="0.05pt solid #000000" fo:border-right="none" fo:border-top="none" fo:border-bottom="none"/>
    </style:style>
    <style:style style:name="Table3.L57" style:family="table-cell">
      <style:table-cell-properties style:vertical-align="" fo:padding="0.049cm" fo:border-left="0.05pt solid #000000" fo:border-right="none" fo:border-top="none" fo:border-bottom="none"/>
    </style:style>
    <style:style style:name="Table3.N57" style:family="table-cell">
      <style:table-cell-properties style:vertical-align="" fo:padding="0.049cm" fo:border-left="0.05pt solid #000000" fo:border-right="none" fo:border-top="none" fo:border-bottom="none"/>
    </style:style>
    <style:style style:name="Table3.Q57" style:family="table-cell">
      <style:table-cell-properties style:vertical-align="" fo:padding="0.049cm" fo:border-left="0.05pt solid #000000" fo:border-right="none" fo:border-top="none" fo:border-bottom="none"/>
    </style:style>
    <style:style style:name="Table3.S57" style:family="table-cell">
      <style:table-cell-properties style:vertical-align="" fo:padding="0.049cm" fo:border-left="0.05pt solid #000000" fo:border-right="none" fo:border-top="none" fo:border-bottom="none"/>
    </style:style>
    <style:style style:name="Table3.W57" style:family="table-cell">
      <style:table-cell-properties style:vertical-align="" fo:padding="0.049cm" fo:border-left="0.05pt solid #000000" fo:border-right="none" fo:border-top="none" fo:border-bottom="none"/>
    </style:style>
    <style:style style:name="Table3.c57" style:family="table-cell">
      <style:table-cell-properties style:vertical-align="" fo:padding="0.049cm" fo:border-left="0.05pt solid #000000" fo:border-right="none" fo:border-top="none" fo:border-bottom="none"/>
    </style:style>
    <style:style style:name="Table3.h57" style:family="table-cell">
      <style:table-cell-properties style:vertical-align="" fo:padding="0.049cm" fo:border-left="0.05pt solid #000000" fo:border-right="none" fo:border-top="none" fo:border-bottom="none"/>
    </style:style>
    <style:style style:name="Table3.k57" style:family="table-cell">
      <style:table-cell-properties style:vertical-align="" fo:padding="0.049cm" fo:border-left="0.05pt solid #000000" fo:border-right="none" fo:border-top="none" fo:border-bottom="none"/>
    </style:style>
    <style:style style:name="Table3.n57" style:family="table-cell">
      <style:table-cell-properties style:vertical-align="" fo:padding="0.049cm" fo:border-left="0.05pt solid #000000" fo:border-right="none" fo:border-top="none" fo:border-bottom="none"/>
    </style:style>
    <style:style style:name="Table3.o57" style:family="table-cell">
      <style:table-cell-properties style:vertical-align="" fo:padding="0.049cm" fo:border-left="0.05pt solid #000000" fo:border-right="none" fo:border-top="none" fo:border-bottom="none"/>
    </style:style>
    <style:style style:name="Table3.A58" style:family="table-cell">
      <style:table-cell-properties style:vertical-align="middle" fo:padding="0.097cm" fo:border="none"/>
    </style:style>
    <style:style style:name="Table3.59" style:family="table-row">
      <style:table-row-properties fo:background-color="transparent" fo:keep-together="auto">
        <style:background-image/>
      </style:table-row-properties>
    </style:style>
    <style:style style:name="Table3.A59" style:family="table-cell">
      <style:table-cell-properties style:vertical-align="" fo:padding="0cm" fo:border="none"/>
    </style:style>
    <style:style style:name="Table3.B59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le3.J59" style:family="table-cell">
      <style:table-cell-properties style:vertical-align="" fo:padding="0cm" fo:border-left="0.05pt solid #000000" fo:border-right="none" fo:border-top="none" fo:border-bottom="none"/>
    </style:style>
    <style:style style:name="Table3.L59" style:family="table-cell">
      <style:table-cell-properties style:vertical-align="" fo:padding="0cm" fo:border-left="0.05pt solid #000000" fo:border-right="none" fo:border-top="none" fo:border-bottom="none"/>
    </style:style>
    <style:style style:name="Table3.N59" style:family="table-cell">
      <style:table-cell-properties style:vertical-align="" fo:padding="0cm" fo:border-left="0.05pt solid #000000" fo:border-right="none" fo:border-top="none" fo:border-bottom="none"/>
    </style:style>
    <style:style style:name="Table3.Q59" style:family="table-cell">
      <style:table-cell-properties style:vertical-align="" fo:padding="0cm" fo:border-left="0.05pt solid #000000" fo:border-right="none" fo:border-top="none" fo:border-bottom="none"/>
    </style:style>
    <style:style style:name="Table3.S59" style:family="table-cell">
      <style:table-cell-properties style:vertical-align="" fo:padding="0cm" fo:border-left="0.05pt solid #000000" fo:border-right="none" fo:border-top="none" fo:border-bottom="none"/>
    </style:style>
    <style:style style:name="Table3.W59" style:family="table-cell">
      <style:table-cell-properties style:vertical-align="" fo:padding="0cm" fo:border-left="0.05pt solid #000000" fo:border-right="none" fo:border-top="none" fo:border-bottom="none"/>
    </style:style>
    <style:style style:name="Table3.c59" style:family="table-cell">
      <style:table-cell-properties style:vertical-align="" fo:padding="0cm" fo:border-left="0.05pt solid #000000" fo:border-right="none" fo:border-top="none" fo:border-bottom="none"/>
    </style:style>
    <style:style style:name="Table3.h59" style:family="table-cell">
      <style:table-cell-properties style:vertical-align="" fo:padding="0cm" fo:border-left="0.05pt solid #000000" fo:border-right="none" fo:border-top="none" fo:border-bottom="none"/>
    </style:style>
    <style:style style:name="Table3.k59" style:family="table-cell">
      <style:table-cell-properties style:vertical-align="" fo:padding="0cm" fo:border-left="0.05pt solid #000000" fo:border-right="none" fo:border-top="none" fo:border-bottom="none"/>
    </style:style>
    <style:style style:name="Table3.n59" style:family="table-cell">
      <style:table-cell-properties style:vertical-align="" fo:padding="0cm" fo:border-left="0.05pt solid #000000" fo:border-right="none" fo:border-top="none" fo:border-bottom="none"/>
    </style:style>
    <style:style style:name="Table3.o59" style:family="table-cell">
      <style:table-cell-properties style:vertical-align="" fo:padding="0cm" fo:border-left="0.05pt solid #000000" fo:border-right="none" fo:border-top="none" fo:border-bottom="none"/>
    </style:style>
    <style:style style:name="Table3.A60" style:family="table-cell">
      <style:table-cell-properties style:vertical-align="middle" fo:padding="0.097cm" fo:border="none"/>
    </style:style>
    <style:style style:name="Table3.A6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3.A6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3.63" style:family="table-row">
      <style:table-row-properties style:min-row-height="0.011cm" fo:background-color="transparent" fo:keep-together="auto">
        <style:background-image/>
      </style:table-row-properties>
    </style:style>
    <style:style style:name="Table3.A63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le3.B63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le3.64" style:family="table-row">
      <style:table-row-properties fo:background-color="transparent" fo:keep-together="auto">
        <style:background-image/>
      </style:table-row-properties>
    </style:style>
    <style:style style:name="Table3.A6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65" style:family="table-row">
      <style:table-row-properties fo:background-color="transparent" fo:keep-together="auto">
        <style:background-image/>
      </style:table-row-properties>
    </style:style>
    <style:style style:name="Table3.A65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B65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le3.J65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le3.66" style:family="table-row">
      <style:table-row-properties fo:background-color="transparent" fo:keep-together="auto">
        <style:background-image/>
      </style:table-row-properties>
    </style:style>
    <style:style style:name="Table3.A67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3.A68" style:family="table-cell">
      <style:table-cell-properties style:vertical-align="middle" fo:padding="0.097cm" fo:border="none"/>
    </style:style>
    <style:style style:name="Tabela1" style:family="table">
      <style:table-properties style:width="19.0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775cm" style:rel-column-width="16383*"/>
    </style:style>
    <style:style style:name="Tabela1.D" style:family="table-column">
      <style:table-column-properties style:column-width="4.775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Emitente_20_nome">
      <style:text-properties style:font-name="Times New Roman"/>
    </style:style>
    <style:style style:name="P2" style:family="paragraph" style:parent-style-name="Emitente_20_dados">
      <style:text-properties style:font-name="Times New Roman" fo:font-weight="normal" style:font-weight-asian="normal" style:font-weight-complex="normal"/>
    </style:style>
    <style:style style:name="P3" style:family="paragraph" style:parent-style-name="Descritivo_20_DANFE">
      <style:text-properties style:font-name="Times New Roman"/>
    </style:style>
    <style:style style:name="P4" style:family="paragraph" style:parent-style-name="Descritivo_20_DANFE">
      <style:text-properties style:font-name="Times New Roman" fo:font-size="12pt" style:font-size-asian="12pt" style:font-size-complex="12pt"/>
    </style:style>
    <style:style style:name="P5" style:family="paragraph" style:parent-style-name="Descritivo_20_DANFE_20_geral">
      <style:text-properties style:font-name="Times New Roman"/>
    </style:style>
    <style:style style:name="P6" style:family="paragraph" style:parent-style-name="Descritivo_20_DANFE_20_geral">
      <style:text-properties style:font-name="Times New Roman" fo:font-size="4pt" style:font-size-asian="3.5pt" style:font-size-complex="4pt"/>
    </style:style>
    <style:style style:name="P7" style:family="paragraph" style:parent-style-name="Descritivo_20_DANFE_20_entrada_2f_saída">
      <style:text-properties style:font-name="Times New Roman"/>
    </style:style>
    <style:style style:name="P8" style:family="paragraph" style:parent-style-name="Descritivo_20_número">
      <style:text-properties style:font-name="Times New Roman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/>
    </style:style>
    <style:style style:name="P11" style:family="paragraph" style:parent-style-name="Table_20_Contents">
      <style:text-properties style:font-name="Times New Roman" fo:font-size="6pt" style:font-size-asian="6pt" style:font-size-complex="6pt"/>
    </style:style>
    <style:style style:name="P12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13" style:family="paragraph" style:parent-style-name="Table_20_Contents">
      <style:text-properties fo:font-variant="normal" fo:text-transform="none" style:font-name="Times New Roman" fo:font-size="7pt" fo:text-shadow="none" fo:font-weight="bold" style:font-size-asian="10.5pt" style:font-relief="none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Descritivo_20_campo">
      <style:text-properties style:font-name="Times New Roman"/>
    </style:style>
    <style:style style:name="P17" style:family="paragraph" style:parent-style-name="Descritivo_20_campo">
      <style:text-properties style:font-name="Times New Roman" fo:font-size="6pt" style:font-size-asian="6pt" style:font-size-complex="6pt"/>
    </style:style>
    <style:style style:name="P18" style:family="paragraph" style:parent-style-name="Descritivo_20_campo">
      <style:paragraph-properties fo:text-align="start" style:justify-single-word="false"/>
      <style:text-properties style:font-name="Times New Roman" fo:font-size="6pt" style:font-size-asian="6pt" style:font-size-complex="6pt"/>
    </style:style>
    <style:style style:name="P19" style:family="paragraph" style:parent-style-name="Descritivo_20_campo">
      <style:paragraph-properties fo:line-height="100%"/>
      <style:text-properties style:font-name="Times New Roman" fo:font-size="6pt" style:font-size-asian="6pt" style:font-size-complex="6pt"/>
    </style:style>
    <style:style style:name="P20" style:family="paragraph" style:parent-style-name="Descritivo_20_campo">
      <style:text-properties style:font-name="Times New Roman" fo:font-size="6pt" fo:font-weight="normal" style:font-size-asian="6pt" style:font-weight-asian="normal" style:font-size-complex="6pt" style:font-weight-complex="normal"/>
    </style:style>
    <style:style style:name="P21" style:family="paragraph" style:parent-style-name="Descritivo_20_campo">
      <style:text-properties style:font-name="Times New Roman" fo:font-size="2pt" style:font-size-asian="1.75pt" style:font-size-complex="2pt"/>
    </style:style>
    <style:style style:name="P22" style:family="paragraph" style:parent-style-name="Descritivo_20_campo">
      <style:paragraph-properties fo:text-align="center" style:justify-single-word="false"/>
      <style:text-properties style:font-name="Times New Roman" fo:font-size="5pt" style:font-size-asian="5pt" style:font-size-complex="5pt"/>
    </style:style>
    <style:style style:name="P23" style:family="paragraph" style:parent-style-name="Descritivo_20_campo">
      <style:paragraph-properties fo:text-align="center" style:justify-single-word="false"/>
      <style:text-properties style:font-name="Times New Roman"/>
    </style:style>
    <style:style style:name="P24" style:family="paragraph" style:parent-style-name="Descritivo_20_campo">
      <style:paragraph-properties fo:text-align="center" style:justify-single-word="false"/>
      <style:text-properties style:font-name="Times New Roman" fo:text-shadow="none" style:font-size-asian="10.5pt" style:font-relief="none"/>
    </style:style>
    <style:style style:name="P25" style:family="paragraph" style:parent-style-name="Dado_20_chave">
      <style:text-properties style:font-name="Times New Roman"/>
    </style:style>
    <style:style style:name="P26" style:family="paragraph" style:parent-style-name="Dado_20_variável">
      <style:text-properties fo:color="#ce181e" style:font-name="Times New Roman" fo:font-size="7pt" fo:font-weight="bold" style:font-size-asian="7pt" style:font-weight-asian="bold" style:font-size-complex="7pt" style:font-weight-complex="bold"/>
    </style:style>
    <style:style style:name="P27" style:family="paragraph" style:parent-style-name="Dado_20_variável"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Dado_20_variável">
      <style:text-properties style:font-name="Times New Roman"/>
    </style:style>
    <style:style style:name="P29" style:family="paragraph" style:parent-style-name="Dado_20_variável"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0" style:family="paragraph" style:parent-style-name="Dado_20_produto_20_centralizado">
      <style:text-properties style:font-name="Times New Roman"/>
    </style:style>
    <style:style style:name="P31" style:family="paragraph" style:parent-style-name="Dado_20_produto_20_centralizado">
      <style:text-properties style:font-name="Times New Roman" fo:font-size="6pt" style:font-size-asian="6pt" style:font-size-complex="6pt"/>
    </style:style>
    <style:style style:name="P32" style:family="paragraph" style:parent-style-name="Dado_20_produto_20_centralizado">
      <style:text-properties fo:font-variant="normal" fo:text-transform="none" style:font-name="Times New Roman" fo:font-size="6pt" fo:text-shadow="none" fo:background-color="transparent" style:font-size-asian="6pt" style:font-size-complex="6pt" style:font-relief="none"/>
    </style:style>
    <style:style style:name="P33" style:family="paragraph" style:parent-style-name="Dado_20_campo">
      <style:text-properties style:font-name="Times New Roman"/>
    </style:style>
    <style:style style:name="P34" style:family="paragraph" style:parent-style-name="Dado_20_campo">
      <style:text-properties style:font-name="Times New Roman" fo:font-weight="bold" style:font-weight-asian="bold" style:font-weight-complex="bold"/>
    </style:style>
    <style:style style:name="P35" style:family="paragraph" style:parent-style-name="Dado_20_campo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36" style:family="paragraph" style:parent-style-name="Dado_20_campo">
      <style:text-properties style:font-name="Times New Roman" fo:font-size="6pt" style:font-size-asian="6pt" style:font-size-complex="6pt"/>
    </style:style>
    <style:style style:name="P37" style:family="paragraph" style:parent-style-name="Dado_20_campo">
      <style:paragraph-properties fo:text-align="end" style:justify-single-word="false"/>
      <style:text-properties style:font-name="Times New Roman"/>
    </style:style>
    <style:style style:name="P38" style:family="paragraph" style:parent-style-name="Dado_20_campo">
      <style:text-properties style:font-name="Times New Roman" fo:font-size="10pt" style:font-size-asian="10pt" style:font-size-complex="10pt"/>
    </style:style>
    <style:style style:name="P39" style:family="paragraph" style:parent-style-name="Dado_20_campo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0" style:family="paragraph" style:parent-style-name="Dado_20_campo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1" style:family="paragraph" style:parent-style-name="Dado_20_campo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2" style:family="paragraph" style:parent-style-name="Dado_20_campo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3" style:family="paragraph" style:parent-style-name="Dado_20_campo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4" style:family="paragraph" style:parent-style-name="Dado_20_campo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left="0cm" fo:margin-right="0cm" fo:text-indent="0cm" style:auto-text-indent="false" style:writing-mode="page"/>
    </style:style>
    <style:style style:name="P46" style:family="paragraph" style:parent-style-name="Table_20_Contents">
      <style:paragraph-properties fo:margin-left="0cm" fo:margin-right="0cm" fo:text-indent="0cm" style:auto-text-indent="false" style:writing-mode="page"/>
      <style:text-properties style:font-name="Times New Roman" fo:font-size="10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Times New Roman" fo:font-size="10pt"/>
    </style:style>
    <style:style style:name="P48" style:family="paragraph" style:parent-style-name="Table_20_Contents">
      <style:paragraph-properties fo:margin-left="0cm" fo:margin-right="0cm" fo:text-indent="0cm" style:auto-text-indent="false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49" style:family="paragraph" style:parent-style-name="Table_20_Contents">
      <style:paragraph-properties fo:margin-left="0cm" fo:margin-right="0cm" fo:text-indent="0cm" style:auto-text-indent="false" style:writing-mode="page"/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variant="normal" fo:text-transform="none" fo:color="#000000" style:font-name="Times New Roman" fo:font-size="5pt" fo:language="zxx" fo:country="none" fo:text-shadow="none" style:text-underline-style="none" style:font-size-asian="5pt" style:language-asian="zxx" style:country-asian="none" style:font-size-complex="5pt" style:language-complex="zxx" style:country-complex="none" style:font-relief="none"/>
    </style:style>
    <style:style style:name="P51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/>
    </style:style>
    <style:style style:name="P52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 fo:font-size="10pt" style:font-size-asian="10pt" style:font-size-complex="10pt"/>
    </style:style>
    <style:style style:name="P53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 fo:font-weight="normal" style:font-weight-asian="normal" style:font-weight-complex="normal"/>
    </style:style>
    <style:style style:name="P54" style:family="paragraph" style:parent-style-name="Emitente_20_dados">
      <style:paragraph-properties fo:margin-left="0cm" fo:margin-right="0cm" fo:text-indent="0cm" style:auto-text-indent="false" style:writing-mode="page"/>
      <style:text-properties style:font-name="Times New Roman" fo:font-weight="normal" style:font-weight-asian="normal" style:font-weight-complex="normal"/>
    </style:style>
    <style:style style:name="P55" style:family="paragraph" style:parent-style-name="Emitente_20_dados">
      <style:paragraph-properties fo:margin-left="0cm" fo:margin-right="0cm" fo:text-indent="0cm" style:auto-text-indent="false" style:writing-mode="page"/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P56" style:family="paragraph" style:parent-style-name="Emitente_20_dados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7pt" fo:language="zxx" fo:country="none" fo:text-shadow="none" style:text-underline-style="none" fo:font-weight="normal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57" style:family="paragraph" style:parent-style-name="Descritivo_20_DANFE">
      <style:paragraph-properties fo:margin-left="0cm" fo:margin-right="0cm" fo:text-indent="0cm" style:auto-text-indent="false" style:writing-mode="page"/>
      <style:text-properties style:font-name="Times New Roman"/>
    </style:style>
    <style:style style:name="P58" style:family="paragraph" style:parent-style-name="Descritivo_20_DANFE_20_geral">
      <style:paragraph-properties fo:margin-left="0cm" fo:margin-right="0cm" fo:text-indent="0cm" style:auto-text-indent="false" style:writing-mode="page"/>
      <style:text-properties style:font-name="Times New Roman"/>
    </style:style>
    <style:style style:name="P59" style:family="paragraph" style:parent-style-name="Descritivo_20_DANFE_20_geral">
      <style:paragraph-properties fo:margin-left="0cm" fo:margin-right="0cm" fo:text-indent="0cm" style:auto-text-indent="false" style:writing-mode="page"/>
      <style:text-properties style:font-name="Times New Roman" fo:font-size="4pt" style:font-size-asian="3.5pt" style:font-size-complex="4pt"/>
    </style:style>
    <style:style style:name="P60" style:family="paragraph" style:parent-style-name="Descritivo_20_DANFE_20_entrada_2f_saída">
      <style:paragraph-properties fo:margin-left="0cm" fo:margin-right="0cm" fo:text-indent="0cm" style:auto-text-indent="false" style:writing-mode="page"/>
      <style:text-properties style:font-name="Times New Roman"/>
    </style:style>
    <style:style style:name="P61" style:family="paragraph" style:parent-style-name="Descritivo_20_número">
      <style:paragraph-properties fo:margin-left="0cm" fo:margin-right="0cm" fo:text-indent="0cm" style:auto-text-indent="false" style:writing-mode="page"/>
      <style:text-properties style:font-name="Times New Roman"/>
    </style:style>
    <style:style style:name="P62" style:family="paragraph" style:parent-style-name="Descritivo_20_campo">
      <style:paragraph-properties fo:margin-left="0cm" fo:margin-right="0cm" fo:text-indent="0cm" style:auto-text-indent="false" style:writing-mode="page"/>
      <style:text-properties style:font-name="Times New Roman" fo:font-size="6pt" style:font-size-asian="6pt" style:font-size-complex="6pt"/>
    </style:style>
    <style:style style:name="P63" style:family="paragraph" style:parent-style-name="Descritivo_20_campo">
      <style:paragraph-properties fo:margin-left="0cm" fo:margin-right="0cm" fo:text-indent="0cm" style:auto-text-indent="false" style:writing-mode="page"/>
      <style:text-properties style:font-name="Times New Roman" fo:font-size="2pt" style:font-size-asian="1.75pt" style:font-size-complex="2pt"/>
    </style:style>
    <style:style style:name="P64" style:family="paragraph" style:parent-style-name="Dado_20_chave">
      <style:paragraph-properties fo:margin-left="0cm" fo:margin-right="0cm" fo:text-indent="0cm" style:auto-text-indent="false" style:writing-mode="page"/>
      <style:text-properties style:font-name="Times New Roman"/>
    </style:style>
    <style:style style:name="P65" style:family="paragraph" style:parent-style-name="Dado_20_variável">
      <style:paragraph-properties fo:margin-left="0cm" fo:margin-right="0cm" fo:text-indent="0cm" style:auto-text-indent="false" style:writing-mode="page"/>
      <style:text-properties style:font-name="Times New Roman"/>
    </style:style>
    <style:style style:name="P66" style:family="paragraph" style:parent-style-name="Dado_20_variável">
      <style:paragraph-properties fo:margin-left="0cm" fo:margin-right="0cm" fo:text-indent="0cm" style:auto-text-indent="false" style:writing-mode="pag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67" style:family="paragraph" style:parent-style-name="Dado_20_variável">
      <style:paragraph-properties fo:margin-left="0cm" fo:margin-right="0cm" fo:text-indent="0cm" style:auto-text-indent="false" style:writing-mode="page"/>
      <style:text-properties fo:color="#ce181e" style:font-name="Times New Roman" fo:font-size="7pt" fo:font-weight="bold" style:font-size-asian="7pt" style:font-weight-asian="bold" style:font-size-complex="7pt" style:font-weight-complex="bold"/>
    </style:style>
    <style:style style:name="P68" style:family="paragraph" style:parent-style-name="Dado_20_variável">
      <style:paragraph-properties fo:margin-left="0cm" fo:margin-right="0cm" fo:text-indent="0cm" style:auto-text-indent="false" style:writing-mode="page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P69" style:family="paragraph" style:parent-style-name="Dado_20_variável">
      <style:paragraph-properties fo:margin-left="0cm" fo:margin-right="0cm" fo:text-indent="0cm" style:auto-text-indent="false" style:writing-mode="page"/>
      <style:text-properties fo:font-variant="normal" fo:text-transform="none" fo:color="#ce181e" style:font-name="Times New Roman" fo:font-size="12pt" fo:language="zxx" fo:country="none" fo:text-shadow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70" style:family="paragraph" style:parent-style-name="Dado_20_variável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P71" style:family="paragraph" style:parent-style-name="Dado_20_produto_20_centralizado">
      <style:paragraph-properties fo:margin-left="0cm" fo:margin-right="0cm" fo:text-indent="0cm" style:auto-text-indent="false" style:writing-mode="page"/>
      <style:text-properties style:font-name="Times New Roman"/>
    </style:style>
    <style:style style:name="P72" style:family="paragraph" style:parent-style-name="Dado_20_campo">
      <style:paragraph-properties fo:margin-left="0cm" fo:margin-right="0cm" fo:text-indent="0cm" style:auto-text-indent="false" style:writing-mode="page"/>
      <style:text-properties style:font-name="Times New Roman" fo:font-weight="bold" style:font-weight-asian="bold" style:font-weight-complex="bold"/>
    </style:style>
    <style:style style:name="P73" style:family="paragraph" style:parent-style-name="Dado_20_campo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P74" style:family="paragraph" style:parent-style-name="Standard">
      <style:text-properties style:font-name="Times New Roman"/>
    </style:style>
    <style:style style:name="P75" style:family="paragraph" style:parent-style-name="Standard">
      <style:text-properties style:font-name="Times New Roman" fo:text-shadow="none" style:font-size-asian="10.5pt" style:font-relief="none"/>
    </style:style>
    <style:style style:name="P76" style:family="paragraph" style:parent-style-name="Descritivo_20_bloco">
      <style:text-properties style:font-name="Times New Roman"/>
    </style:style>
    <style:style style:name="P77" style:family="paragraph" style:parent-style-name="Standard">
      <style:paragraph-properties fo:break-before="auto" fo:break-after="auto"/>
    </style:style>
    <style:style style:name="P78" style:family="paragraph" style:parent-style-name="Dado_20_produto_20_numérico">
      <style:text-properties style:font-name="Times New Roman"/>
    </style:style>
    <style:style style:name="P79" style:family="paragraph" style:parent-style-name="Dado_20_produto_20_numérico">
      <style:text-properties style:font-name="Times New Roman" fo:font-size="6pt" style:font-size-asian="6pt" style:font-size-complex="6pt"/>
    </style:style>
    <style:style style:name="P80" style:family="paragraph" style:parent-style-name="Dado_20_produto_20_numérico">
      <style:text-properties fo:font-variant="normal" fo:text-transform="none" style:font-name="Times New Roman" fo:font-size="6pt" fo:text-shadow="none" fo:background-color="transparent" style:font-size-asian="6pt" style:font-size-complex="6pt" style:font-relief="none"/>
    </style:style>
    <style:style style:name="P81" style:family="paragraph" style:parent-style-name="Footer">
      <style:text-properties style:font-name="Times New Roman"/>
    </style:style>
    <style:style style:name="P82" style:family="paragraph" style:parent-style-name="Dado_20_produto">
      <style:text-properties style:font-name="Times New Roman" fo:font-size="6pt" fo:text-shadow="none" style:font-size-asian="6pt" style:font-size-complex="6pt" style:font-relief="none"/>
    </style:style>
    <style:style style:name="P83" style:family="paragraph" style:parent-style-name="Dado_20_produto">
      <style:text-properties style:font-name="Times New Roman" fo:font-size="6pt" style:font-size-asian="6pt" style:font-size-complex="6pt"/>
    </style:style>
    <style:style style:name="P84" style:family="paragraph" style:parent-style-name="Dado_20_produto">
      <style:text-properties fo:font-variant="normal" fo:text-transform="none" style:font-name="Times New Roman" fo:font-size="6pt" fo:text-shadow="none" fo:background-color="transparent" style:font-size-asian="6pt" style:font-size-complex="6pt" style:font-relief="none"/>
    </style:style>
    <style:style style:name="P85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text-shadow="none" style:font-size-asian="10.5pt" style:font-relief="none"/>
    </style:style>
    <style:style style:name="T5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7" style:family="text">
      <style:text-properties fo:font-variant="normal" fo:text-transform="none" style:font-name="Times New Roman" fo:font-size="12pt" fo:text-shadow="none" fo:font-weight="normal" style:font-size-asian="12pt" style:font-weight-asian="normal" style:font-size-complex="12pt" style:font-weight-complex="normal" style:font-relief="none"/>
    </style:style>
    <style:style style:name="T8" style:family="text">
      <style:text-properties fo:font-variant="normal" fo:text-transform="none" fo:font-size="6pt" fo:text-shadow="none" fo:background-color="transparent" style:font-size-asian="6pt" style:font-size-complex="6pt" style:font-relief="none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text-underline-style="none"/>
    </style:style>
    <style:style style:name="T13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wrap="parallel" style:number-wrapped-paragraphs="no-limit" style:vertical-pos="bottom" style:vertical-rel="page" style:horizontal-pos="center" style:horizontal-rel="page" fo:padding="0.15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chave_imagem" text:name="py3o.danfe.object_xml.NFe.chave_imagem"/>
        <text:user-field-decl office:value-type="string" office:string-value="danfe.object_xml.NFe.infNFe.emit.xNome" text:name="py3o.danfe.object_xml.NFe.infNFe.emit.xNome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infNFe.ide.tpNF" text:name="py3o.danfe.object_xml.NFe.infNFe.ide.tpNF"/>
        <text:user-field-decl office:value-type="string" office:string-value="danfe.object_xml.NFe.versao" text:name="py3o.danfe.object_xml.NFe.versao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cst_descricao" text:name="py3o.danfe.object_xml.NFe.cst_descricao"/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</text:user-field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Q"/>
        <table:table-column table:style-name="Table3.R"/>
        <table:table-column table:style-name="Table3.S"/>
        <table:table-column table:style-name="Table3.T"/>
        <table:table-column table:style-name="Table3.U"/>
        <table:table-column table:style-name="Table3.V"/>
        <table:table-column table:style-name="Table3.W"/>
        <table:table-column table:style-name="Table3.X"/>
        <table:table-column table:style-name="Table3.Y"/>
        <table:table-column table:style-name="Table3.Z"/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table:number-columns-spanned="41" office:value-type="string">
            <text:p text:style-name="Table_20_Contents"><text:a xlink:type="simple" xlink:href="py3o://if=%221==0%22" text:style-name="Internet_20_link" text:visited-style-name="Visited_20_Internet_20_Link"><text:span text:style-name="T2">if="1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41" office:value-type="string">
            <text:p text:style-name="Table_20_Contents"><text:user-field-get text:name="py3o.danfe.object_xml.NFe.chave_imagem">danfe.object_xml.NFe.chave_imagem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1" office:value-type="string">
            <text:p text:style-name="P76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18" office:value-type="string">
            <text:p text:style-name="P19">Razão Social/Nome</text:p>
            <text:p text:style-name="P44"><text:user-field-get text:name="py3o.danfe.object_xml.NFe.infNFe.emit.xNome">danfe.object_xml.NFe.infNFe.emi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19" office:value-type="string">
            <text:p text:style-name="P17">CNPJ/CPF</text:p>
            <text:p text:style-name="P34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4" office:value-type="string">
            <text:p text:style-name="P17">Data da emissão</text:p>
            <text:p text:style-name="P35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18" office:value-type="string">
            <text:p text:style-name="P17">Endereço</text:p>
            <text:p text:style-name="P34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13" office:value-type="string">
            <text:p text:style-name="P17">Bairro</text:p>
            <text:p text:style-name="P34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6" office:value-type="string">
            <text:p text:style-name="P17">CEP</text:p>
            <text:p text:style-name="P34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S5" table:number-columns-spanned="4" office:value-type="string">
            <text:p text:style-name="P17">Data da entrada/saída</text:p>
            <text:p text:style-name="P35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15" office:value-type="string">
            <text:p text:style-name="P17">Município</text:p>
            <text:p text:style-name="P34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8" office:value-type="string">
            <text:p text:style-name="P17">Fone</text:p>
            <text:p text:style-name="P34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4" office:value-type="string">
            <text:p text:style-name="P17">UF</text:p>
            <text:p text:style-name="P34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covered-table-cell/>
          <table:table-cell table:style-name="Table3.S5" table:number-columns-spanned="10" office:value-type="string">
            <text:p text:style-name="P17">Inscrição estadual</text:p>
            <text:p text:style-name="P34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S5" table:number-columns-spanned="4" office:value-type="string">
            <text:p text:style-name="P17">Hora da entrada/saída</text:p>
            <text:p text:style-name="P34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ext:soft-page-break/>
        <table:table-row table:style-name="Table3.8">
          <table:table-cell table:style-name="Table3.A8" table:number-columns-spanned="41" office:value-type="string">
            <text:p text:style-name="Descritivo_20_bloco"><text:a xlink:type="simple" xlink:href="py3o://if=%22hasattr(danfe.object_xml.NFe.infNFe,%20'retirada')%22" text:style-name="Internet_20_link" text:visited-style-name="Visited_20_Internet_20_Link"><text:span text:style-name="T6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8" table:number-columns-spanned="41" office:value-type="string">
            <text:p text:style-name="P76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17">CNPJ/CPF</text:p>
            <text:p text:style-name="P41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le3.A5" table:number-columns-spanned="36" office:value-type="string">
            <text:p text:style-name="P17">Endereço</text:p>
            <text:p text:style-name="P38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8" table:number-columns-spanned="41" office:value-type="string">
            <text:p text:style-name="Descritivo_20_bloco"><text:a xlink:type="simple" xlink:href="py3o://if=%22hasattr(danfe.object_xml.NFe.infNFe,%20'entrega')%22" text:style-name="Internet_20_link" text:visited-style-name="Visited_20_Internet_20_Link"><text:span text:style-name="T6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8" table:number-columns-spanned="41" office:value-type="string">
            <text:p text:style-name="P76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17">CNPJ/CPF</text:p>
            <text:p text:style-name="P38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le3.A5" table:number-columns-spanned="36" office:value-type="string">
            <text:p text:style-name="P17">Endereço</text:p>
            <text:p text:style-name="P38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5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8" table:number-columns-spanned="41" office:value-type="string">
            <text:p text:style-name="Table_20_Contents"><text:a xlink:type="simple" xlink:href="py3o://if=%22danfe.object_xml.NFe.fatura_a_prazo%22" text:style-name="Internet_20_link" text:visited-style-name="Visited_20_Internet_20_Link"><text:span text:style-name="T1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7">
          <table:table-cell table:style-name="Table3.A8" table:number-columns-spanned="41" office:value-type="string">
            <text:p text:style-name="P76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18" table:number-columns-spanned="6" office:value-type="string">
            <text:p text:style-name="P33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19" office:value-type="string">
            <text:p text:style-name="P17">Número da fatura</text:p>
            <text:p text:style-name="P38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6" office:value-type="string">
            <text:p text:style-name="P17">Valor original</text:p>
            <text:p text:style-name="P39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7" office:value-type="string">
            <text:p text:style-name="P17">Desconto</text:p>
            <text:p text:style-name="P39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3" office:value-type="string">
            <text:p text:style-name="P17">Valor líquido</text:p>
            <text:p text:style-name="P39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le3.19">
          <table:table-cell table:style-name="Table3.A8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8" table:number-columns-spanned="41" office:value-type="string">
            <text:p text:style-name="Table_20_Contents"><text:a xlink:type="simple" xlink:href="py3o://if=%22danfe.object_xml.NFe.fatura_a_vista" text:style-name="Internet_20_link" text:visited-style-name="Visited_20_Internet_20_Link"><text:span text:style-name="T1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1">
          <table:table-cell table:style-name="Table3.A8" table:number-columns-spanned="41" office:value-type="string">
            <text:p text:style-name="P76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2">
          <table:table-cell table:style-name="Table3.A18" table:number-columns-spanned="6" office:value-type="string">
            <text:p text:style-name="P33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19" office:value-type="string">
            <text:p text:style-name="P17">Número da fatura</text:p>
            <text:p text:style-name="P38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6" office:value-type="string">
            <text:p text:style-name="P17">Valor original</text:p>
            <text:p text:style-name="P39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7" office:value-type="string">
            <text:p text:style-name="P17">Desconto</text:p>
            <text:p text:style-name="P39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3" office:value-type="string">
            <text:p text:style-name="P17">Valor líquido</text:p>
            <text:p text:style-name="P39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le3.23">
          <table:table-cell table:style-name="Table3.A8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4">
          <table:table-cell table:style-name="Table3.A8" table:number-columns-spanned="41" office:value-type="string">
            <text:p text:style-name="Table_20_Contents"><text:a xlink:type="simple" xlink:href="py3o://if=%22len(danfe.object_xml.NFe.infNFe.cobr.dup)%20%3E%200%22" text:style-name="Internet_20_link" text:visited-style-name="Visited_20_Internet_20_Link"><text:span text:style-name="T1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25">
          <table:table-cell table:style-name="Table3.A8" table:number-columns-spanned="41" office:value-type="string">
            <text:p text:style-name="P76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6">
          <table:table-cell table:style-name="Table3.A8" table:number-columns-spanned="41" office:value-type="string">
            <text:p text:style-name="Table_20_Contents"><text:a xlink:type="simple" xlink:href="py3o://for=%22dup%20in%20danfe.object_xml.NFe.infNFe.cobr.dup%22" text:style-name="Internet_20_link" text:visited-style-name="Visited_20_Internet_20_Link"><text:span text:style-name="T1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7">
          <table:table-cell table:style-name="Table3.A8" table:number-columns-spanned="2" office:value-type="string">
            <text:p text:style-name="P17">Número</text:p>
            <text:p text:style-name="P38"><text:user-field-get text:name="py3o.dup.nDup">dup.nDup</text:user-field-get></text:p>
          </table:table-cell>
          <table:covered-table-cell/>
          <table:table-cell table:style-name="Table3.C27" table:number-columns-spanned="8" office:value-type="string">
            <text:p text:style-name="P17">Vencimento</text:p>
            <text:p text:style-name="P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31" office:value-type="string">
            <text:p text:style-name="P18">Valor</text:p>
            <text:p text:style-name="P40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8">
          <table:table-cell table:style-name="Table3.A8" table:number-columns-spanned="4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9">
          <table:table-cell table:style-name="Table3.A8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8" table:number-columns-spanned="41" office:value-type="string">
            <text:p text:style-name="P76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1">
          <table:table-cell table:style-name="Table3.A31" table:number-columns-spanned="3" office:value-type="string">
            <text:p text:style-name="P17">Base de cálculo do ICMS</text:p>
            <text:p text:style-name="P39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le3.G18" table:number-columns-spanned="4" office:value-type="string">
            <text:p text:style-name="P17">Valor do ICMS</text:p>
            <text:p text:style-name="P39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table-cell table:style-name="Table3.G18" table:number-columns-spanned="7" office:value-type="string">
            <text:p text:style-name="P17">Base de cálculo do ICMS ST</text:p>
            <text:p text:style-name="P39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8" table:number-columns-spanned="7" office:value-type="string">
            <text:p text:style-name="P17">Valor do ICMS ST</text:p>
            <text:p text:style-name="P39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V31" table:number-columns-spanned="11" office:value-type="string">
            <text:p text:style-name="P17">Valor aproximado dos tributos</text:p>
            <text:p text:style-name="P39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31" table:number-columns-spanned="9" office:value-type="string">
            <text:p text:style-name="P17">Valor total dos produtos</text:p>
            <text:p text:style-name="P39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2">
          <table:table-cell table:style-name="Table3.A8" table:number-columns-spanned="3" office:value-type="string">
            <text:p text:style-name="P17">Valor do frete</text:p>
            <text:p text:style-name="P39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le3.C27" table:number-columns-spanned="4" office:value-type="string">
            <text:p text:style-name="P17">Valor do seguro</text:p>
            <text:p text:style-name="P39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table-cell table:style-name="Table3.C27" table:number-columns-spanned="7" office:value-type="string">
            <text:p text:style-name="P17">Desconto</text:p>
            <text:p text:style-name="P39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7" office:value-type="string">
            <text:p text:style-name="P17">Outras despesas acessórias</text:p>
            <text:p text:style-name="P39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V32" table:number-columns-spanned="11" office:value-type="string">
            <text:p text:style-name="P17">Valor do IPI</text:p>
            <text:p text:style-name="P39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2" table:number-columns-spanned="9" office:value-type="string">
            <text:p text:style-name="P20">Valor total da nota</text:p>
            <text:p text:style-name="P43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33">
          <table:table-cell table:style-name="Table3.A33" table:number-columns-spanned="41" office:value-type="string">
            <text:p text:style-name="Table_20_Contents"><text:a xlink:type="simple" xlink:href="py3o://if=%22danfe.object_xml.NFe.modFrete_formatado%20==%20'9-sem frete'%22" text:style-name="Internet_20_link" text:visited-style-name="Visited_20_Internet_20_Link"><text:span text:style-name="T7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33" table:number-columns-spanned="41" office:value-type="string">
            <text:p text:style-name="P13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5">
          <table:table-cell table:style-name="Table3.A35" table:number-columns-spanned="16" office:value-type="string">
            <text:p text:style-name="P17">Razão Social/Nome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Q35" table:number-columns-spanned="4" office:value-type="string">
            <text:p text:style-name="P17">Frete por conta</text:p>
            <text:p text:style-name="P3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table-cell table:style-name="Table3.U35" table:number-columns-spanned="6" office:value-type="string">
            <text:p text:style-name="P17">Código ANTT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Table3.a35" table:number-columns-spanned="4" office:value-type="string">
            <text:p text:style-name="P17">Placa do veículo</text:p>
            <text:p text:style-name="P33"/>
          </table:table-cell>
          <table:covered-table-cell/>
          <table:covered-table-cell/>
          <table:covered-table-cell/>
          <table:table-cell table:style-name="Table3.e35" table:number-columns-spanned="4" office:value-type="string">
            <text:p text:style-name="P17">UF</text:p>
            <text:p text:style-name="P33"/>
          </table:table-cell>
          <table:covered-table-cell/>
          <table:covered-table-cell/>
          <table:covered-table-cell/>
          <table:table-cell table:style-name="Table3.i35" table:number-columns-spanned="7" office:value-type="string">
            <text:p text:style-name="P17">CNPJ/CPF</text:p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16" office:value-type="string">
            <text:p text:style-name="P17">Endereç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Q36" table:number-columns-spanned="14" office:value-type="string">
            <text:p text:style-name="P17">Municípi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e36" table:number-columns-spanned="4" office:value-type="string">
            <text:p text:style-name="P17">UF</text:p>
            <text:p text:style-name="P33"/>
          </table:table-cell>
          <table:covered-table-cell/>
          <table:covered-table-cell/>
          <table:covered-table-cell/>
          <table:table-cell table:style-name="Table3.i36" table:number-columns-spanned="7" office:value-type="string">
            <text:p text:style-name="P17">Inscrição estadual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2">
          <table:table-cell table:style-name="Table3.A8" table:number-columns-spanned="4" office:value-type="string">
            <text:p text:style-name="P17">Quantidade</text:p>
            <text:p text:style-name="P37"/>
          </table:table-cell>
          <table:covered-table-cell/>
          <table:covered-table-cell/>
          <table:covered-table-cell/>
          <table:table-cell table:style-name="Table3.C27" table:number-columns-spanned="4" office:value-type="string">
            <text:p text:style-name="P17">Espécie</text:p>
            <text:p text:style-name="P33"/>
          </table:table-cell>
          <table:covered-table-cell/>
          <table:covered-table-cell/>
          <table:covered-table-cell/>
          <table:table-cell table:style-name="Table3.C27" table:number-columns-spanned="9" office:value-type="string">
            <text:p text:style-name="P17">Marca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7" office:value-type="string">
            <text:p text:style-name="P17">Númer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11" office:value-type="string">
            <text:p text:style-name="P17">Peso bruto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6" office:value-type="string">
            <text:p text:style-name="P17">Peso líquido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8">
          <table:table-cell table:style-name="Table3.A38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text:span text:style-name="T1"><text:user-field-get text:name="py3o.danfe.object_xml.NFe.infNFe.transp.veicTransp.placa">danfe.object_xml.NFe.infNFe.transp.veicTransp.placa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9">
          <table:table-cell table:style-name="Table3.A33" table:number-columns-spanned="41" office:value-type="string">
            <text:p text:style-name="Table_20_Contents"><text:a xlink:type="simple" xlink:href="py3o://if=%22danfe.object_xml.NFe.modFrete_formatado%20!=%20'9-sem frete'%22" text:style-name="Internet_20_link" text:visited-style-name="Visited_20_Internet_20_Link"><text:span text:style-name="T7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9">
          <table:table-cell table:style-name="Table3.A33" table:number-columns-spanned="41" office:value-type="string">
            <text:p text:style-name="P13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1">
          <table:table-cell table:style-name="Table3.A41" table:number-columns-spanned="12" office:value-type="string">
            <text:p text:style-name="P17">Razão Social/Nome</text:p>
            <text:p text:style-name="P38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1" table:number-columns-spanned="7" office:value-type="string">
            <text:p text:style-name="P17">Frete por conta</text:p>
            <text:p text:style-name="P3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T41" table:number-columns-spanned="5" office:value-type="string">
            <text:p text:style-name="P17">Código ANTT</text:p>
            <text:p text:style-name="P38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covered-table-cell/>
          <table:table-cell table:style-name="Table3.Y41" table:number-columns-spanned="5" office:value-type="string">
            <text:p text:style-name="P17">Placa do veículo</text:p>
            <text:p text:style-name="P38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le3.d41" table:number-columns-spanned="3" office:value-type="string">
            <text:p text:style-name="P17">UF</text:p>
            <text:p text:style-name="P38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le3.g41" table:number-columns-spanned="9" office:value-type="string">
            <text:p text:style-name="P17">CNPJ/CPF</text:p>
            <text:p text:style-name="P42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12" office:value-type="string">
            <text:p text:style-name="P17">Endereço</text:p>
            <text:p text:style-name="P38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2" table:number-columns-spanned="17" office:value-type="string">
            <text:p text:style-name="P17">Município</text:p>
            <text:p text:style-name="P38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d42" table:number-columns-spanned="3" office:value-type="string">
            <text:p text:style-name="P17">UF</text:p>
            <text:p text:style-name="P38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le3.g42" table:number-columns-spanned="9" office:value-type="string">
            <text:p text:style-name="P17">Inscrição estadual</text:p>
            <text:p text:style-name="P38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3">
          <table:table-cell table:style-name="Table3.A43" table:number-columns-spanned="41" office:value-type="string">
            <text:p text:style-name="Table_20_Contents"><text:a xlink:type="simple" xlink:href="py3o://if=%22len(danfe.object_xml.NFe.infNFe.transp.vol)%20==%200%22" text:style-name="Internet_20_link" text:visited-style-name="Visited_20_Internet_20_Link"><text:span text:style-name="T1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4">
          <table:table-cell table:style-name="Table3.A8" table:number-columns-spanned="4" office:value-type="string">
            <text:p text:style-name="P17">Quantidade</text:p>
            <text:p text:style-name="P37"/>
          </table:table-cell>
          <table:covered-table-cell/>
          <table:covered-table-cell/>
          <table:covered-table-cell/>
          <table:table-cell table:style-name="Table3.C27" table:number-columns-spanned="4" office:value-type="string">
            <text:p text:style-name="P17">Espécie</text:p>
            <text:p text:style-name="P33"/>
          </table:table-cell>
          <table:covered-table-cell/>
          <table:covered-table-cell/>
          <table:covered-table-cell/>
          <table:table-cell table:style-name="Table3.C27" table:number-columns-spanned="9" office:value-type="string">
            <text:p text:style-name="P17">Marca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7" office:value-type="string">
            <text:p text:style-name="P17">Númer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11" office:value-type="string">
            <text:p text:style-name="P16"><text:span text:style-name="T13">Peso</text:span> <text:span text:style-name="T13">bruto</text:span>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6" office:value-type="string">
            <text:p text:style-name="P16"><text:span text:style-name="T13">Peso</text:span> <text:span text:style-name="T13">líquido</text:span>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5">
          <table:table-cell table:style-name="Table3.A43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5">
          <table:table-cell table:style-name="Table3.A43" table:number-columns-spanned="41" office:value-type="string">
            <text:p text:style-name="Table_20_Contents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45">
          <table:table-cell table:style-name="Table3.A43" table:number-columns-spanned="41" office:value-type="string">
            <text:p text:style-name="Table_20_Contents"><text:a xlink:type="simple" xlink:href="py3o://for=%22vol%20in%20danfe.object_xml.NFe.infNFe.transp.vol%22" text:style-name="Internet_20_link" text:visited-style-name="Visited_20_Internet_20_Link"><text:span text:style-name="T1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8">
          <table:table-cell table:style-name="Table3.A8" table:number-columns-spanned="4" office:value-type="string">
            <text:p text:style-name="P17">Quantidade</text:p>
            <text:p text:style-name="P39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le3.C27" table:number-columns-spanned="4" office:value-type="string">
            <text:p text:style-name="P17">Espécie</text:p>
            <text:p text:style-name="P38"><text:user-field-get text:name="py3o.vol.esp">vol.esp</text:user-field-get></text:p>
          </table:table-cell>
          <table:covered-table-cell/>
          <table:covered-table-cell/>
          <table:covered-table-cell/>
          <table:table-cell table:style-name="Table3.C27" table:number-columns-spanned="9" office:value-type="string">
            <text:p text:style-name="P17">Marca</text:p>
            <text:p text:style-name="P38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7" office:value-type="string">
            <text:p text:style-name="P17">Número</text:p>
            <text:p text:style-name="P38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11" office:value-type="string">
            <text:p text:style-name="P16"><text:span text:style-name="T13">Peso</text:span> <text:span text:style-name="T13">bruto</text:span></text:p>
            <text:p text:style-name="P39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C27" table:number-columns-spanned="6" office:value-type="string">
            <text:p text:style-name="P16"><text:span text:style-name="T13">Peso</text:span> <text:span text:style-name="T13">líquido</text:span></text:p>
            <text:p text:style-name="P39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5">
          <table:table-cell table:style-name="Table3.A43" table:number-columns-spanned="4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5">
          <table:table-cell table:style-name="Table3.A43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5">
          <table:table-cell table:style-name="Table3.A43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8" table:number-columns-spanned="41" office:value-type="string">
            <text:p text:style-name="P76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3">
          <table:table-cell table:style-name="Table3.A54" table:number-rows-spanned="2" office:value-type="string">
            <text:p text:style-name="P22">Código do produto</text:p>
          </table:table-cell>
          <table:table-cell table:style-name="Table3.B54" table:number-rows-spanned="2" table:number-columns-spanned="8" office:value-type="string">
            <text:p text:style-name="P22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4" table:number-rows-spanned="2" table:number-columns-spanned="2" office:value-type="string">
            <text:p text:style-name="P22">NCM/SH</text:p>
          </table:table-cell>
          <table:covered-table-cell/>
          <table:table-cell table:style-name="Table3.L54" table:number-rows-spanned="2" table:number-columns-spanned="2" office:value-type="string">
            <text:p text:style-name="P22"><text:user-field-get text:name="py3o.danfe.object_xml.NFe.cst_descricao">danfe.object_xml.NFe.cst_descricao</text:user-field-get><text:soft-page-break/></text:p>
          </table:table-cell>
          <table:covered-table-cell/>
          <table:table-cell table:style-name="Table3.N54" table:number-rows-spanned="2" table:number-columns-spanned="3" office:value-type="string">
            <text:p text:style-name="P22">CFOP</text:p>
          </table:table-cell>
          <table:covered-table-cell/>
          <table:covered-table-cell/>
          <table:table-cell table:style-name="Table3.Q54" table:number-rows-spanned="2" table:number-columns-spanned="2" office:value-type="string">
            <text:p text:style-name="P22">Quantidade</text:p>
            <text:p text:style-name="P22">Unidade</text:p>
          </table:table-cell>
          <table:covered-table-cell/>
          <table:table-cell table:style-name="Table3.S54" table:number-rows-spanned="2" table:number-columns-spanned="4" office:value-type="string">
            <text:p text:style-name="P22">Valor unitário</text:p>
          </table:table-cell>
          <table:covered-table-cell/>
          <table:covered-table-cell/>
          <table:covered-table-cell/>
          <table:table-cell table:style-name="Table3.W54" table:number-rows-spanned="2" table:number-columns-spanned="6" office:value-type="string">
            <text:p text:style-name="P22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c54" table:number-rows-spanned="2" table:number-columns-spanned="5" office:value-type="string">
            <text:p text:style-name="P22">Base de cálculo do ICMS</text:p>
          </table:table-cell>
          <table:covered-table-cell/>
          <table:covered-table-cell/>
          <table:covered-table-cell/>
          <table:covered-table-cell/>
          <table:table-cell table:style-name="Table3.h54" table:number-rows-spanned="2" table:number-columns-spanned="3" office:value-type="string">
            <text:p text:style-name="P22">Valor do ICMS</text:p>
          </table:table-cell>
          <table:covered-table-cell/>
          <table:covered-table-cell/>
          <table:table-cell table:style-name="Table3.k54" table:number-rows-spanned="2" table:number-columns-spanned="3" office:value-type="string">
            <text:p text:style-name="P22">Valor do IPI</text:p>
          </table:table-cell>
          <table:covered-table-cell/>
          <table:covered-table-cell/>
          <table:table-cell table:style-name="Table3.n53" table:number-columns-spanned="2" office:value-type="string">
            <text:p text:style-name="P22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54" office:value-type="string">
            <text:p text:style-name="P22">ICMS</text:p>
          </table:table-cell>
          <table:table-cell table:style-name="Table3.o54" office:value-type="string">
            <text:p text:style-name="P22">IPI</text:p>
          </table:table-cell>
        </table:table-row>
        <table:table-row>
          <table:table-cell table:style-name="Table3.A68" table:number-columns-spanned="41" office:value-type="string">
            <text:p text:style-name="Standard"><text:a xlink:type="simple" xlink:href="py3o://for=%22det%20in%20danfe.object_xml.NFe.infNFe.det%22" text:style-name="Internet_20_link" text:visited-style-name="Visited_20_Internet_20_Link"><text:span text:style-name="T1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8" table:number-columns-spanned="41" office:value-type="string">
            <text:p text:style-name="Standard"><text:a xlink:type="simple" xlink:href="py3o://if=%22det.numero_item%20%25%202%20!=%200%22" text:style-name="Internet_20_link" text:visited-style-name="Visited_20_Internet_20_Link"><text:span text:style-name="T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7">
          <table:table-cell table:style-name="Table3.A57" office:value-type="string">
            <text:p text:style-name="P83"><text:user-field-get text:name="py3o.det.prod.cProd">det.prod.cProd</text:user-field-get></text:p>
          </table:table-cell>
          <table:table-cell table:style-name="Table3.B57" table:number-columns-spanned="8" office:value-type="string">
            <text:p text:style-name="P83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7" table:number-columns-spanned="2" office:value-type="string">
            <text:p text:style-name="P31"><text:user-field-get text:name="py3o.det.prod.NCM">det.prod.NCM</text:user-field-get></text:p>
          </table:table-cell>
          <table:covered-table-cell/>
          <table:table-cell table:style-name="Table3.L57" table:number-columns-spanned="2" office:value-type="string">
            <text:p text:style-name="P31"><text:user-field-get text:name="py3o.det.cst_formatado">det.cst_formatado</text:user-field-get></text:p>
          </table:table-cell>
          <table:covered-table-cell/>
          <table:table-cell table:style-name="Table3.N57" table:number-columns-spanned="3" office:value-type="string">
            <text:p text:style-name="P31"><text:user-field-get text:name="py3o.det.prod.CFOP">det.prod.CFOP</text:user-field-get></text:p>
          </table:table-cell>
          <table:covered-table-cell/>
          <table:covered-table-cell/>
          <table:table-cell table:style-name="Table3.Q57" table:number-columns-spanned="2" office:value-type="string">
            <text:p text:style-name="P78"><text:span text:style-name="T13"><text:user-field-get text:name="py3o.det.prod.qCom">det.prod.qCom</text:user-field-get></text:span><text:s/><text:span text:style-name="T13"><text:user-field-get text:name="py3o.det.prod.uCom">det.prod.uCom</text:user-field-get></text:span></text:p>
          </table:table-cell>
          <table:covered-table-cell/>
          <table:table-cell table:style-name="Table3.S57" table:number-columns-spanned="4" office:value-type="string">
            <text:p text:style-name="P79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le3.W57" table:number-columns-spanned="6" office:value-type="string">
            <text:p text:style-name="P7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c57" table:number-columns-spanned="5" office:value-type="string">
            <text:p text:style-name="P80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le3.h57" table:number-columns-spanned="3" office:value-type="string">
            <text:p text:style-name="P80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le3.k57" table:number-columns-spanned="3" office:value-type="string">
            <text:p text:style-name="P7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le3.n57" office:value-type="string">
            <text:p text:style-name="P80"><text:user-field-get text:name="py3o.det.imposto.ICMS.ICMS00.pICMS">det.imposto.ICMS.ICMS00.pICMS</text:user-field-get></text:p>
          </table:table-cell>
          <table:table-cell table:style-name="Table3.o57" office:value-type="string">
            <text:p text:style-name="P79"><text:user-field-get text:name="py3o.det.imposto.IPI.IPITrib.pIPI">det.imposto.IPI.IPITrib.pIPI</text:user-field-get></text:p>
          </table:table-cell>
        </table:table-row>
        <table:table-row>
          <table:table-cell table:style-name="Table3.A60" table:number-columns-spanned="41" office:value-type="string">
            <text:p text:style-name="Standard"><text:a xlink:type="simple" xlink:href="py3o://if=%22hasattr(det,'infAdProd')%22" text:style-name="Internet_20_link" text:visited-style-name="Visited_20_Internet_20_Link"><text:span text:style-name="T1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9">
          <table:table-cell table:style-name="Table3.A59" office:value-type="string">
            <text:p text:style-name="P74"/>
          </table:table-cell>
          <table:table-cell table:style-name="Table3.B59" table:number-columns-spanned="8" office:value-type="string">
            <text:p text:style-name="P83"><text:user-field-get text:name="py3o.det.informacoes_adicionais_formatadas">det.informacoes_adicionais_formatadas</text:user-field-get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9" table:number-columns-spanned="2" office:value-type="string">
            <text:p text:style-name="P74"/>
          </table:table-cell>
          <table:covered-table-cell/>
          <table:table-cell table:style-name="Table3.L59" table:number-columns-spanned="2" office:value-type="string">
            <text:p text:style-name="P74"/>
          </table:table-cell>
          <table:covered-table-cell/>
          <table:table-cell table:style-name="Table3.N59" table:number-columns-spanned="3" office:value-type="string">
            <text:p text:style-name="P74"/>
          </table:table-cell>
          <table:covered-table-cell/>
          <table:covered-table-cell/>
          <table:table-cell table:style-name="Table3.Q59" table:number-columns-spanned="2" office:value-type="string">
            <text:p text:style-name="P74"/>
          </table:table-cell>
          <table:covered-table-cell/>
          <table:table-cell table:style-name="Table3.S59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3.W59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table-cell table:style-name="Table3.c5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  <table:table-cell table:style-name="Table3.h59" table:number-columns-spanned="3" office:value-type="string">
            <text:p text:style-name="P74"/>
          </table:table-cell>
          <table:covered-table-cell/>
          <table:covered-table-cell/>
          <table:table-cell table:style-name="Table3.k59" table:number-columns-spanned="3" office:value-type="string">
            <text:p text:style-name="P74"/>
          </table:table-cell>
          <table:covered-table-cell/>
          <table:covered-table-cell/>
          <table:table-cell table:style-name="Table3.n59" office:value-type="string">
            <text:p text:style-name="P23"/>
          </table:table-cell>
          <table:table-cell table:style-name="Table3.o59" office:value-type="string">
            <text:p text:style-name="P23"/>
          </table:table-cell>
        </table:table-row>
        <table:table-row>
          <table:table-cell table:style-name="Table3.A60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1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2" table:number-columns-spanned="41" office:value-type="string">
            <text:p text:style-name="Standard"><text:a xlink:type="simple" xlink:href="py3o://if=%22det.numero_item%20%25%202%20==%200%22" text:style-name="Internet_20_link" text:visited-style-name="Visited_20_Internet_20_Link"><text:span text:style-name="T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3">
          <table:table-cell table:style-name="Table3.A63" office:value-type="string">
            <text:p text:style-name="P84"><text:user-field-get text:name="py3o.det.prod.cProd">det.prod.cProd</text:user-field-get><text:soft-page-break/></text:p>
          </table:table-cell>
          <table:table-cell table:style-name="Table3.B63" table:number-columns-spanned="8" office:value-type="string">
            <text:p text:style-name="P8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63" table:number-columns-spanned="2" office:value-type="string">
            <text:p text:style-name="P32"><text:user-field-get text:name="py3o.det.prod.NCM">det.prod.NCM</text:user-field-get></text:p>
          </table:table-cell>
          <table:covered-table-cell/>
          <table:table-cell table:style-name="Table3.B63" table:number-columns-spanned="2" office:value-type="string">
            <text:p text:style-name="P32"><text:user-field-get text:name="py3o.det.cst_formatado">det.cst_formatado</text:user-field-get></text:p>
          </table:table-cell>
          <table:covered-table-cell/>
          <table:table-cell table:style-name="Table3.B63" table:number-columns-spanned="3" office:value-type="string">
            <text:p text:style-name="P32"><text:user-field-get text:name="py3o.det.prod.CFOP">det.prod.CFOP</text:user-field-get></text:p>
          </table:table-cell>
          <table:covered-table-cell/>
          <table:covered-table-cell/>
          <table:table-cell table:style-name="Table3.B63" table:number-columns-spanned="2" office:value-type="string">
            <text:p text:style-name="P78"><text:span text:style-name="T13"><text:user-field-get text:name="py3o.det.prod.qCom">det.prod.qCom</text:user-field-get></text:span><text:s/><text:span text:style-name="T8"><text:user-field-get text:name="py3o.det.prod.uCom">det.prod.uCom</text:user-field-get></text:span></text:p>
          </table:table-cell>
          <table:covered-table-cell/>
          <table:table-cell table:style-name="Table3.B63" table:number-columns-spanned="4" office:value-type="string">
            <text:p text:style-name="P80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le3.B63" table:number-columns-spanned="6" office:value-type="string">
            <text:p text:style-name="P8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63" table:number-columns-spanned="5" office:value-type="string">
            <text:p text:style-name="P80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le3.B63" table:number-columns-spanned="3" office:value-type="string">
            <text:p text:style-name="P80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le3.B63" table:number-columns-spanned="3" office:value-type="string">
            <text:p text:style-name="P80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le3.B63" office:value-type="string">
            <text:p text:style-name="P80"><text:user-field-get text:name="py3o.det.imposto.ICMS.ICMS00.pICMS">det.imposto.ICMS.ICMS00.pICMS</text:user-field-get></text:p>
          </table:table-cell>
          <table:table-cell table:style-name="Table3.B63" office:value-type="string">
            <text:p text:style-name="P80"><text:user-field-get text:name="py3o.det.imposto.IPI.IPITrib.pIPI">det.imposto.IPI.IPITrib.pIPI</text:user-field-get></text:p>
          </table:table-cell>
        </table:table-row>
        <table:table-row table:style-name="Table3.64">
          <table:table-cell table:style-name="Table3.A64" table:number-columns-spanned="41" office:value-type="string">
            <text:p text:style-name="Standard"><text:a xlink:type="simple" xlink:href="py3o://if=%22hasattr(det,'infAdProd')%22" text:style-name="Internet_20_link" text:visited-style-name="Visited_20_Internet_20_Link"><text:span text:style-name="T4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5">
          <table:table-cell table:style-name="Table3.A65" office:value-type="string">
            <text:p text:style-name="P75"/>
          </table:table-cell>
          <table:table-cell table:style-name="Table3.B65" table:number-columns-spanned="8" office:value-type="string">
            <text:p text:style-name="P82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65" table:number-columns-spanned="2" office:value-type="string">
            <text:p text:style-name="P75"/>
          </table:table-cell>
          <table:covered-table-cell/>
          <table:table-cell table:style-name="Table3.J65" table:number-columns-spanned="2" office:value-type="string">
            <text:p text:style-name="P75"/>
          </table:table-cell>
          <table:covered-table-cell/>
          <table:table-cell table:style-name="Table3.J65" table:number-columns-spanned="3" office:value-type="string">
            <text:p text:style-name="P75"/>
          </table:table-cell>
          <table:covered-table-cell/>
          <table:covered-table-cell/>
          <table:table-cell table:style-name="Table3.J65" table:number-columns-spanned="2" office:value-type="string">
            <text:p text:style-name="P75"/>
          </table:table-cell>
          <table:covered-table-cell/>
          <table:table-cell table:style-name="Table3.J65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3.J65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Table3.J65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3.J65" table:number-columns-spanned="3" office:value-type="string">
            <text:p text:style-name="P75"/>
          </table:table-cell>
          <table:covered-table-cell/>
          <table:covered-table-cell/>
          <table:table-cell table:style-name="Table3.J65" table:number-columns-spanned="3" office:value-type="string">
            <text:p text:style-name="P75"/>
          </table:table-cell>
          <table:covered-table-cell/>
          <table:covered-table-cell/>
          <table:table-cell table:style-name="Table3.J65" office:value-type="string">
            <text:p text:style-name="P24"/>
          </table:table-cell>
          <table:table-cell table:style-name="Table3.J65" office:value-type="string">
            <text:p text:style-name="P24"/>
          </table:table-cell>
        </table:table-row>
        <table:table-row table:style-name="Table3.66">
          <table:table-cell table:style-name="Table3.A64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7" table:number-columns-spanned="41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8" table:number-columns-spanned="4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77"><draw:frame draw:style-name="fr6" draw:name="Frame1" text:anchor-type="paragraph" svg:width="19.399cm" svg:height="8.038cm" draw:z-index="0"><draw:text-box><text:p text:style-name="P77"/><table:table table:name="Tabela1" table:style-name="Tabela1"><table:table-column table:style-name="Tabela1.A" table:number-columns-repeated="3"/><table:table-column table:style-name="Tabela1.D"/><table:table-row table:style-name="Tabela1.1"><table:table-cell table:style-name="Tabela1.A1" table:number-columns-spanned="4" office:value-type="string"><text:p text:style-name="Table_20_Contents"><text:a xlink:type="simple" xlink:href="py3o://if=%22hasattr(danfe.object_xml.NFe.infNFe.total,%20'ISSQNTot')%22" text:style-name="Internet_20_link" text:visited-style-name="Visited_20_Internet_20_Link"><text:span text:style-name="T1">if="hasattr(danfe.object_xml.NFe.infNFe.total, 'ISSQNTot')"</text:span></text:a></text:p></table:table-cell><table:covered-table-cell/><table:covered-table-cell/><table:covered-table-cell/></table:table-row><table:table-row table:style-name="Tabela1.1"><table:table-cell table:style-name="Tabela1.A1" table:number-columns-spanned="4" office:value-type="string"><text:p text:style-name="P13">CÁLCULO DO ISSQN</text:p></table:table-cell><table:covered-table-cell/><table:covered-table-cell/><table:covered-table-cell/></table:table-row><table:table-row table:style-name="Tabela1.1"><table:table-cell table:style-name="Tabela1.A3" office:value-type="string"><text:p text:style-name="P17">Inscrição municipal</text:p><text:p text:style-name="P33"><text:user-field-get text:name="py3o.danfe.object_xml.NFe.infNFe.emit.IM">danfe.object_xml.NFe.infNFe.emit.IM</text:user-field-get></text:p></table:table-cell><table:table-cell table:style-name="Tabela1.B3" office:value-type="string"><text:p text:style-name="P17">Valor total dos serviços</text:p><text:p text:style-name="P37"><text:user-field-get text:name="py3o.danfe.object_xml.NFe.infNFe.total.ISSQNTot.vServ">danfe.object_xml.NFe.infNFe.total.ISSQNTot.vServ</text:user-field-get></text:p></table:table-cell><table:table-cell table:style-name="Tabela1.B3" office:value-type="string"><text:p text:style-name="P17">Base de cálculo do ISSQN</text:p><text:p text:style-name="P37"><text:user-field-get text:name="py3o.danfe.object_xml.NFe.infNFe.total.ISSQNTot.vBC">danfe.object_xml.NFe.infNFe.total.ISSQNTot.vBC</text:user-field-get></text:p></table:table-cell><table:table-cell table:style-name="Tabela1.B3" office:value-type="string"><text:p text:style-name="P17">Valor total do ISSQN</text:p><text:p text:style-name="P37"><text:user-field-get text:name="py3o.danfe.object_xml.NFe.infNFe.total.ISSQNTot.vISS">danfe.object_xml.NFe.infNFe.total.ISSQNTot.vISS</text:user-field-get></text:p></table:table-cell></table:table-row><table:table-row table:style-name="Tabela1.1"><table:table-cell table:style-name="Tabela1.A4" table:number-columns-spanned="4" office:value-type="string"><text:p text:style-name="Table_20_Contents"><text:a xlink:type="simple" xlink:href="py3o:///if" text:style-name="Internet_20_link" text:visited-style-name="Visited_20_Internet_20_Link"><text:span text:style-name="T1">/if</text:span></text:a></text:p></table:table-cell><table:covered-table-cell/><table:covered-table-cell/><table:covered-table-cell/></table:table-row><table:table-row table:style-name="Tabela1.5"><table:table-cell table:style-name="Tabela1.A1" table:number-columns-spanned="4" office:value-type="string"><text:p text:style-name="P76">DADOS ADICIONAIS</text:p></table:table-cell><table:covered-table-cell/><table:covered-table-cell/><table:covered-table-cell/></table:table-row><table:table-row table:style-name="Tabela1.6"><table:table-cell table:style-name="Tabela1.A6" table:number-columns-spanned="2" office:value-type="string"><text:p text:style-name="P17">Informações complementares</text:p><text:p text:style-name="P83"><text:user-field-get text:name="py3o.danfe.object_xml.NFe.dados_adicionais_libreoffice">danfe.object_xml.NFe.dados_adicionais_libreoffice</text:user-field-get></text:p></table:table-cell><table:covered-table-cell/><table:table-cell table:style-name="Tabela1.C6" table:number-columns-spanned="2" office:value-type="string"><text:p text:style-name="P17">Reservado ao Fisco</text:p><text:p text:style-name="P33"/></table:table-cell><table:covered-table-cell/></table:table-row><table:table-row table:style-name="Tabela1.7"><table:table-cell table:style-name="Tabela1.A7" table:number-columns-spanned="4" office:value-type="string"><text:p text:style-name="P81">Impresso dia <text:date style:data-style-name="N36" text:date-value="2020-03-04T11:42:58.341577411">04/03/2020</text:date><text:s/>às <text:time style:data-style-name="N41" text:time-value="2020-03-04T11:42:58.341716341">11:40:44</text:time><text:s/>por <text:span text:style-name="T12"><text:user-field-get text:name="py3o.danfe.object_xml.NFe.infNFe.ide.verProc">danfe.object_xml.NFe.infNFe.ide.verProc</text:user-field-get></text:span></text:p></table:table-cell><table:covered-table-cell/><table:covered-table-cell/><table:covered-table-cell/></table:table-row></table:table><text:p text:style-name="Standard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style:paragraph-properties fo:margin-top="0.101cm" fo:margin-bottom="0c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cm" style:type="center"/>
          <style:tab-stop style:position="19.3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6cm"/>
    </style:style>
    <style:style style:name="Table1.B" style:family="table-column">
      <style:table-column-properties style:column-width="0.792cm"/>
    </style:style>
    <style:style style:name="Table1.C" style:family="table-column">
      <style:table-column-properties style:column-width="1.386cm"/>
    </style:style>
    <style:style style:name="Table1.D" style:family="table-column">
      <style:table-column-properties style:column-width="3.216cm"/>
    </style:style>
    <style:style style:name="Table1.E" style:family="table-column">
      <style:table-column-properties style:column-width="0.676cm"/>
    </style:style>
    <style:style style:name="Table1.F" style:family="table-column">
      <style:table-column-properties style:column-width="0.139cm"/>
    </style:style>
    <style:style style:name="Table1.G" style:family="table-column">
      <style:table-column-properties style:column-width="0.187cm"/>
    </style:style>
    <style:style style:name="Table1.H" style:family="table-column">
      <style:table-column-properties style:column-width="0.591cm"/>
    </style:style>
    <style:style style:name="Table1.I" style:family="table-column">
      <style:table-column-properties style:column-width="0.628cm"/>
    </style:style>
    <style:style style:name="Table1.J" style:family="table-column">
      <style:table-column-properties style:column-width="1.586cm"/>
    </style:style>
    <style:style style:name="Table1.K" style:family="table-column">
      <style:table-column-properties style:column-width="0.24cm"/>
    </style:style>
    <style:style style:name="Table1.L" style:family="table-column">
      <style:table-column-properties style:column-width="1.337cm"/>
    </style:style>
    <style:style style:name="Table1.M" style:family="table-column">
      <style:table-column-properties style:column-width="1.499cm"/>
    </style:style>
    <style:style style:name="Table1.O" style:family="table-column">
      <style:table-column-properties style:column-width="1.198cm"/>
    </style:style>
    <style:style style:name="Table1.P" style:family="table-column">
      <style:table-column-properties style:column-width="1.196cm"/>
    </style:style>
    <style:style style:name="Table1.Q" style:family="table-column">
      <style:table-column-properties style:column-width="0.737cm"/>
    </style:style>
    <style:style style:name="Table1.R" style:family="table-column">
      <style:table-column-properties style:column-width="0.695cm"/>
    </style:style>
    <style:style style:name="Table1.A1" style:family="table-cell">
      <style:table-cell-properties fo:padding="0.101cm" fo:border="none"/>
    </style:style>
    <style:style style:name="Table1.A4" style:family="table-cell">
      <style:table-cell-properties style:vertical-align="middle" fo:padding="0cm" fo:border="none"/>
    </style:style>
    <style:style style:name="Table1.6" style:family="table-row">
      <style:table-row-properties style:row-height="1.3cm"/>
    </style:style>
    <style:style style:name="Table1.A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le1.F6" style:family="table-cell">
      <style:table-cell-properties style:vertical-align="middle" fo:padding="0.101cm" fo:border="0.05pt solid #000000"/>
    </style:style>
    <style:style style:name="Table1.L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1.7" style:family="table-row">
      <style:table-row-properties style:row-height="0.801cm"/>
    </style:style>
    <style:style style:name="Table1.L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9" style:family="table-row">
      <style:table-row-properties style:row-height="1.125cm"/>
    </style:style>
    <style:style style:name="Table1.A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le1.10" style:family="table-row">
      <style:table-row-properties style:row-height="0.801cm"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L10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11" style:family="table-row">
      <style:table-row-properties style:min-row-height="0.45cm"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1.L1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16" style:family="table-row">
      <style:table-row-properties style:row-height="1.221cm"/>
    </style:style>
    <style:style style:name="Table1.L2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23" style:family="table-row">
      <style:table-row-properties style:row-height="1.157cm"/>
    </style:style>
    <style:style style:name="Table1.25" style:family="table-row">
      <style:table-row-properties style:row-height="0.75cm" fo:background-color="transparent" fo:keep-together="auto">
        <style:background-image/>
      </style:table-row-properties>
    </style:style>
    <style:style style:name="Table1.A25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1.26" style:family="table-row">
      <style:table-row-properties style:row-height="0.85cm"/>
    </style:style>
    <style:style style:name="Table1.A26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1.C26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none" fo:border-top="none" fo:border-bottom="0.05pt solid #000000"/>
    </style:style>
    <style:style style:name="Table1.30" style:family="table-row">
      <style:table-row-properties style:min-row-height="1.228cm" fo:background-color="transparent" fo:keep-together="auto">
        <style:background-image/>
      </style:table-row-properties>
    </style:style>
    <style:style style:name="Table1.A30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le1.31" style:family="table-row">
      <style:table-row-properties style:min-row-height="0.711cm" fo:background-color="transparent" fo:keep-together="auto">
        <style:background-image/>
      </style:table-row-properties>
    </style:style>
    <style:style style:name="Table1.32" style:family="table-row">
      <style:table-row-properties style:min-row-height="4.697cm" fo:background-color="transparent" fo:keep-together="auto">
        <style:background-image/>
      </style:table-row-properties>
    </style:style>
    <style:style style:name="Table1.33" style:family="table-row">
      <style:table-row-properties style:min-row-height="0.049cm" fo:background-color="transparent" fo:keep-together="auto">
        <style:background-image/>
      </style:table-row-properties>
    </style:style>
    <style:style style:name="Table1.34" style:family="table-row">
      <style:table-row-properties style:min-row-height="0.704cm" fo:background-color="transparent" fo:keep-together="auto">
        <style:background-image/>
      </style:table-row-properties>
    </style:style>
    <style:style style:name="Table1.36" style:family="table-row">
      <style:table-row-properties style:min-row-height="0.794cm" fo:background-color="transparent" fo:keep-together="auto">
        <style:background-image/>
      </style:table-row-properties>
    </style:style>
    <style:style style:name="Table1.39" style:family="table-row">
      <style:table-row-properties style:min-row-height="1.39cm" fo:background-color="transparent" fo:keep-together="auto">
        <style:background-image/>
      </style:table-row-properties>
    </style:style>
    <style:style style:name="Table1.50" style:family="table-row">
      <style:table-row-properties style:row-height="0.75cm"/>
    </style:style>
    <style:style style:name="Table1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1.C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1.G50" style:family="table-cell">
      <style:table-cell-properties fo:padding="0.097cm" fo:border-left="0.05pt solid #000000" fo:border-right="none" fo:border-top="none" fo:border-bottom="0.05pt solid #000000"/>
    </style:style>
    <style:style style:name="Table1.A52" style:family="table-cell">
      <style:table-cell-properties style:vertical-align="middle" fo:padding="0.097cm" fo:border="none"/>
    </style:style>
    <style:style style:name="Table1.L5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57" style:family="table-row">
      <style:table-row-properties style:row-height="1.263cm"/>
    </style:style>
    <style:style style:name="Table1.L6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64" style:family="table-row">
      <style:table-row-properties style:row-height="1.023cm"/>
    </style:style>
    <style:style style:name="Table1.L6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1.71" style:family="table-row">
      <style:table-row-properties style:row-height="1.021cm"/>
    </style:style>
    <style:style style:name="Table1.74" style:family="table-row">
      <style:table-row-properties style:row-height="0.75cm"/>
    </style:style>
    <style:style style:name="Table1.A74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1.C74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1.G74" style:family="table-cell">
      <style:table-cell-properties fo:padding="0.097cm" fo:border-left="0.05pt solid #000000" fo:border-right="none" fo:border-top="none" fo:border-bottom="0.05pt solid #000000"/>
    </style:style>
    <style:style style:name="Table1.76" style:family="table-row">
      <style:table-row-properties style:row-height="0.25cm"/>
    </style:style>
    <style:style style:name="Table1.A76" style:family="table-cell">
      <style:table-cell-properties style:vertical-align="middle" fo:padding="0.049cm" fo:border-left="none" fo:border-right="none" fo:border-top="none" fo:border-bottom="0.05pt solid #000000"/>
    </style:style>
    <style:style style:name="Table1.B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H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I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J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K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M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N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O7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P7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.A77" style:family="table-cell">
      <style:table-cell-properties style:vertical-align="middle" fo:padding="0.049cm" fo:border-left="none" fo:border-right="none" fo:border-top="none" fo:border-bottom="0.05pt solid #000000"/>
    </style:style>
    <style:style style:name="Table1.B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H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I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J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K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M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N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O7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P7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.Q77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588cm"/>
    </style:style>
    <style:style style:name="Table2.B" style:family="table-column">
      <style:table-column-properties style:column-width="1.386cm"/>
    </style:style>
    <style:style style:name="Table2.C" style:family="table-column">
      <style:table-column-properties style:column-width="3.891cm"/>
    </style:style>
    <style:style style:name="Table2.D" style:family="table-column">
      <style:table-column-properties style:column-width="0.139cm"/>
    </style:style>
    <style:style style:name="Table2.E" style:family="table-column">
      <style:table-column-properties style:column-width="3.231cm"/>
    </style:style>
    <style:style style:name="Table2.F" style:family="table-column">
      <style:table-column-properties style:column-width="4.78cm"/>
    </style:style>
    <style:style style:name="Table2.G" style:family="table-column">
      <style:table-column-properties style:column-width="3.381cm"/>
    </style:style>
    <style:style style:name="Table2.A1" style:family="table-cell">
      <style:table-cell-properties fo:padding="0.101cm" fo:border="none"/>
    </style:style>
    <style:style style:name="Table2.4" style:family="table-row">
      <style:table-row-properties style:row-height="0.801cm"/>
    </style:style>
    <style:style style:name="Table2.A4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le2.G4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2.A5" style:family="table-cell">
      <style:table-cell-properties style:vertical-align="middle" fo:padding="0.101cm" fo:border-left="none" fo:border-right="0.05pt solid #000000" fo:border-top="none" fo:border-bottom="0.05pt solid #000000"/>
    </style:style>
    <style:style style:name="Table2.G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2.A6" style:family="table-cell">
      <style:table-cell-properties fo:padding="0.101cm" fo:border-left="none" fo:border-right="0.05pt solid #000000" fo:border-top="0.05pt solid #000000" fo:border-bottom="0.05pt solid #000000"/>
    </style:style>
    <style:style style:name="Table2.B6" style:family="table-cell">
      <style:table-cell-properties fo:padding="0.101cm" fo:border="0.05pt solid #000000"/>
    </style:style>
    <style:style style:name="Table2.7" style:family="table-row">
      <style:table-row-properties style:row-height="0.4cm"/>
    </style:style>
    <style:style style:name="Table2.A8" style:family="table-cell">
      <style:table-cell-properties style:vertical-align="middle" fo:padding="0.101cm" fo:border="none"/>
    </style:style>
    <style:style style:name="Table2.A9" style:family="table-cell">
      <style:table-cell-properties style:vertical-align="middle" fo:padding="0cm" fo:border="none"/>
    </style:style>
    <style:style style:name="Table2.11" style:family="table-row">
      <style:table-row-properties style:row-height="1.3cm"/>
    </style:style>
    <style:style style:name="Table2.A1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le2.D11" style:family="table-cell">
      <style:table-cell-properties style:vertical-align="middle" fo:padding="0.101cm" fo:border="0.05pt solid #000000"/>
    </style:style>
    <style:style style:name="Table2.F1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2.F1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14" style:family="table-row">
      <style:table-row-properties style:row-height="1.125cm"/>
    </style:style>
    <style:style style:name="Table2.A1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le2.15" style:family="table-row">
      <style:table-row-properties style:row-height="0.801cm"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2.F15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16" style:family="table-row">
      <style:table-row-properties style:min-row-height="0.45cm" fo:background-color="transparent" fo:keep-together="auto">
        <style:background-image/>
      </style:table-row-properties>
    </style:style>
    <style:style style:name="Table2.A16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2.F1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21" style:family="table-row">
      <style:table-row-properties style:row-height="1.221cm"/>
    </style:style>
    <style:style style:name="Table2.F2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28" style:family="table-row">
      <style:table-row-properties style:row-height="1.157cm"/>
    </style:style>
    <style:style style:name="Table2.30" style:family="table-row">
      <style:table-row-properties style:row-height="0.75cm" fo:background-color="transparent" fo:keep-together="auto">
        <style:background-image/>
      </style:table-row-properties>
    </style:style>
    <style:style style:name="Table2.A30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2.31" style:family="table-row">
      <style:table-row-properties style:row-height="0.85cm"/>
    </style:style>
    <style:style style:name="Table2.A3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B3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E31" style:family="table-cell">
      <style:table-cell-properties fo:padding="0.097cm" fo:border-left="0.05pt solid #000000" fo:border-right="none" fo:border-top="none" fo:border-bottom="0.05pt solid #000000"/>
    </style:style>
    <style:style style:name="Table2.35" style:family="table-row">
      <style:table-row-properties style:min-row-height="1.228cm" fo:background-color="transparent" fo:keep-together="auto">
        <style:background-image/>
      </style:table-row-properties>
    </style:style>
    <style:style style:name="Table2.A35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le2.36" style:family="table-row">
      <style:table-row-properties style:min-row-height="0.711cm" fo:background-color="transparent" fo:keep-together="auto">
        <style:background-image/>
      </style:table-row-properties>
    </style:style>
    <style:style style:name="Table2.37" style:family="table-row">
      <style:table-row-properties style:min-row-height="4.697cm" fo:background-color="transparent" fo:keep-together="auto">
        <style:background-image/>
      </style:table-row-properties>
    </style:style>
    <style:style style:name="Table2.38" style:family="table-row">
      <style:table-row-properties style:min-row-height="0.049cm" fo:background-color="transparent" fo:keep-together="auto">
        <style:background-image/>
      </style:table-row-properties>
    </style:style>
    <style:style style:name="Table2.39" style:family="table-row">
      <style:table-row-properties style:min-row-height="0.704cm" fo:background-color="transparent" fo:keep-together="auto">
        <style:background-image/>
      </style:table-row-properties>
    </style:style>
    <style:style style:name="Table2.41" style:family="table-row">
      <style:table-row-properties style:min-row-height="0.794cm" fo:background-color="transparent" fo:keep-together="auto">
        <style:background-image/>
      </style:table-row-properties>
    </style:style>
    <style:style style:name="Table2.44" style:family="table-row">
      <style:table-row-properties style:min-row-height="1.39cm" fo:background-color="transparent" fo:keep-together="auto">
        <style:background-image/>
      </style:table-row-properties>
    </style:style>
    <style:style style:name="Table2.55" style:family="table-row">
      <style:table-row-properties style:row-height="0.75cm"/>
    </style:style>
    <style:style style:name="Table2.A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B55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E55" style:family="table-cell">
      <style:table-cell-properties fo:padding="0.097cm" fo:border-left="0.05pt solid #000000" fo:border-right="none" fo:border-top="none" fo:border-bottom="0.05pt solid #000000"/>
    </style:style>
    <style:style style:name="Table2.A57" style:family="table-cell">
      <style:table-cell-properties style:vertical-align="middle" fo:padding="0.097cm" fo:border="none"/>
    </style:style>
    <style:style style:name="Table2.F6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62" style:family="table-row">
      <style:table-row-properties style:row-height="1.263cm"/>
    </style:style>
    <style:style style:name="Table2.F6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69" style:family="table-row">
      <style:table-row-properties style:row-height="1.023cm"/>
    </style:style>
    <style:style style:name="Table2.F7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76" style:family="table-row">
      <style:table-row-properties style:row-height="1.021cm"/>
    </style:style>
    <style:style style:name="Table2.79" style:family="table-row">
      <style:table-row-properties style:row-height="0.75cm"/>
    </style:style>
    <style:style style:name="Table2.A7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B7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E79" style:family="table-cell">
      <style:table-cell-properties fo:padding="0.097cm" fo:border-left="0.05pt solid #000000" fo:border-right="none" fo:border-top="none" fo:border-bottom="0.05pt solid #000000"/>
    </style:style>
    <style:style style:name="MP1" style:family="paragraph" style:parent-style-name="Emitente_20_nome">
      <style:text-properties style:font-name="Times New Roman"/>
    </style:style>
    <style:style style:name="MP2" style:family="paragraph" style:parent-style-name="Emitente_20_dados">
      <style:text-properties style:font-name="Times New Roman" fo:font-weight="normal" style:font-weight-asian="normal" style:font-weight-complex="normal"/>
    </style:style>
    <style:style style:name="MP3" style:family="paragraph" style:parent-style-name="Descritivo_20_DANFE">
      <style:text-properties style:font-name="Times New Roman" fo:font-size="12pt" style:font-size-asian="12pt" style:font-size-complex="12pt"/>
    </style:style>
    <style:style style:name="MP4" style:family="paragraph" style:parent-style-name="Descritivo_20_DANFE_20_geral">
      <style:text-properties style:font-name="Times New Roman"/>
    </style:style>
    <style:style style:name="MP5" style:family="paragraph" style:parent-style-name="Descritivo_20_DANFE_20_geral">
      <style:text-properties style:font-name="Times New Roman" fo:font-size="4pt" style:font-size-asian="3.5pt" style:font-size-complex="4pt"/>
    </style:style>
    <style:style style:name="MP6" style:family="paragraph" style:parent-style-name="Descritivo_20_DANFE_20_entrada_2f_saída">
      <style:text-properties style:font-name="Times New Roman"/>
    </style:style>
    <style:style style:name="MP7" style:family="paragraph" style:parent-style-name="Descritivo_20_número">
      <style:text-properties style:font-name="Times New Roman"/>
    </style:style>
    <style:style style:name="MP8" style:family="paragraph" style:parent-style-name="Table_20_Contents">
      <style:paragraph-properties fo:text-align="center" style:justify-single-word="false"/>
      <style:text-properties style:font-name="Times New Roman" fo:font-size="10pt"/>
    </style:style>
    <style:style style:name="MP9" style:family="paragraph" style:parent-style-name="Frame_20_contents">
      <style:paragraph-properties fo:text-align="center" style:justify-single-word="false"/>
    </style:style>
    <style:style style:name="MP10" style:family="paragraph" style:parent-style-name="Descritivo_20_campo">
      <style:text-properties style:font-name="Times New Roman" fo:font-size="6pt" style:font-size-asian="6pt" style:font-size-complex="6pt"/>
    </style:style>
    <style:style style:name="MP11" style:family="paragraph" style:parent-style-name="Dado_20_chave">
      <style:text-properties style:font-name="Times New Roman"/>
    </style:style>
    <style:style style:name="MP12" style:family="paragraph" style:parent-style-name="Dado_20_variável">
      <style:text-properties fo:color="#ce181e" style:font-name="Times New Roman" fo:font-size="7pt" fo:font-weight="bold" style:font-size-asian="7pt" style:font-weight-asian="bold" style:font-size-complex="7pt" style:font-weight-complex="bold"/>
    </style:style>
    <style:style style:name="MP13" style:family="paragraph" style:parent-style-name="Dado_20_variável"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MP14" style:family="paragraph" style:parent-style-name="Dado_20_produto_20_centralizado">
      <style:text-properties style:font-name="Times New Roman"/>
    </style:style>
    <style:style style:name="MP15" style:family="paragraph" style:parent-style-name="Dado_20_campo">
      <style:text-properties style:font-name="Times New Roman" fo:font-weight="bold" style:font-weight-asian="bold" style:font-weight-complex="bold"/>
    </style:style>
    <style:style style:name="MP16" style:family="paragraph" style:parent-style-name="Descritivo_20_campo">
      <style:text-properties style:font-name="Times New Roman" fo:font-size="2pt" style:font-size-asian="1.75pt" style:font-size-complex="2pt"/>
    </style:style>
    <style:style style:name="MP17" style:family="paragraph" style:parent-style-name="Dado_20_variável">
      <style:text-properties style:font-name="Times New Roman" fo:font-size="8pt" fo:font-weight="bold" style:font-size-asian="8pt" style:font-weight-asian="bold" style:font-size-complex="8pt" style:font-weight-complex="bold"/>
    </style:style>
    <style:style style:name="MP18" style:family="paragraph" style:parent-style-name="Descritivo_20_DANFE">
      <style:text-properties style:font-name="Times New Roman"/>
    </style:style>
    <style:style style:name="MP19" style:family="paragraph" style:parent-style-name="Descritivo_20_campo">
      <style:text-properties style:font-name="Times New Roman"/>
    </style:style>
    <style:style style:name="MP20" style:family="paragraph" style:parent-style-name="Dado_20_variável">
      <style:text-properties style:font-name="Times New Roman"/>
    </style:style>
    <style:style style:name="MP21" style:family="paragraph" style:parent-style-name="Table_20_Contents">
      <style:paragraph-properties fo:margin-left="0cm" fo:margin-right="0cm" fo:text-indent="0cm" style:auto-text-indent="false" style:writing-mode="page"/>
    </style:style>
    <style:style style:name="MP22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/>
    </style:style>
    <style:style style:name="MP23" style:family="paragraph" style:parent-style-name="Emitente_20_dados">
      <style:paragraph-properties fo:margin-left="0cm" fo:margin-right="0cm" fo:text-indent="0cm" style:auto-text-indent="false" style:writing-mode="page"/>
      <style:text-properties style:font-name="Times New Roman" fo:font-weight="normal" style:font-weight-asian="normal" style:font-weight-complex="normal"/>
    </style:style>
    <style:style style:name="MP24" style:family="paragraph" style:parent-style-name="Descritivo_20_DANFE">
      <style:paragraph-properties fo:margin-left="0cm" fo:margin-right="0cm" fo:text-indent="0cm" style:auto-text-indent="false" style:writing-mode="page"/>
      <style:text-properties style:font-name="Times New Roman"/>
    </style:style>
    <style:style style:name="MP25" style:family="paragraph" style:parent-style-name="Descritivo_20_DANFE_20_geral">
      <style:paragraph-properties fo:margin-left="0cm" fo:margin-right="0cm" fo:text-indent="0cm" style:auto-text-indent="false" style:writing-mode="page"/>
      <style:text-properties style:font-name="Times New Roman"/>
    </style:style>
    <style:style style:name="MP26" style:family="paragraph" style:parent-style-name="Descritivo_20_DANFE_20_geral">
      <style:paragraph-properties fo:margin-left="0cm" fo:margin-right="0cm" fo:text-indent="0cm" style:auto-text-indent="false" style:writing-mode="page"/>
      <style:text-properties style:font-name="Times New Roman" fo:font-size="4pt" style:font-size-asian="3.5pt" style:font-size-complex="4pt"/>
    </style:style>
    <style:style style:name="MP27" style:family="paragraph" style:parent-style-name="Descritivo_20_DANFE_20_entrada_2f_saída">
      <style:paragraph-properties fo:margin-left="0cm" fo:margin-right="0cm" fo:text-indent="0cm" style:auto-text-indent="false" style:writing-mode="page"/>
      <style:text-properties style:font-name="Times New Roman"/>
    </style:style>
    <style:style style:name="MP28" style:family="paragraph" style:parent-style-name="Descritivo_20_número">
      <style:paragraph-properties fo:margin-left="0cm" fo:margin-right="0cm" fo:text-indent="0cm" style:auto-text-indent="false" style:writing-mode="page"/>
      <style:text-properties style:font-name="Times New Roman"/>
    </style:style>
    <style:style style:name="MP29" style:family="paragraph" style:parent-style-name="Table_20_Contents">
      <style:paragraph-properties fo:margin-left="0cm" fo:margin-right="0cm" fo:text-indent="0cm" style:auto-text-indent="false" style:writing-mode="page"/>
      <style:text-properties style:font-name="Times New Roman" fo:font-size="10pt"/>
    </style:style>
    <style:style style:name="MP30" style:family="paragraph" style:parent-style-name="Descritivo_20_campo">
      <style:paragraph-properties fo:margin-left="0cm" fo:margin-right="0cm" fo:text-indent="0cm" style:auto-text-indent="false" style:writing-mode="page"/>
      <style:text-properties style:font-name="Times New Roman" fo:font-size="6pt" style:font-size-asian="6pt" style:font-size-complex="6pt"/>
    </style:style>
    <style:style style:name="MP31" style:family="paragraph" style:parent-style-name="Dado_20_chave">
      <style:paragraph-properties fo:margin-left="0cm" fo:margin-right="0cm" fo:text-indent="0cm" style:auto-text-indent="false" style:writing-mode="page"/>
      <style:text-properties style:font-name="Times New Roman"/>
    </style:style>
    <style:style style:name="MP32" style:family="paragraph" style:parent-style-name="Dado_20_variável">
      <style:paragraph-properties fo:margin-left="0cm" fo:margin-right="0cm" fo:text-indent="0cm" style:auto-text-indent="false" style:writing-mode="page"/>
      <style:text-properties style:font-name="Times New Roman"/>
    </style:style>
    <style:style style:name="MP33" style:family="paragraph" style:parent-style-name="Dado_20_produto_20_centralizado">
      <style:paragraph-properties fo:margin-left="0cm" fo:margin-right="0cm" fo:text-indent="0cm" style:auto-text-indent="false" style:writing-mode="page"/>
      <style:text-properties style:font-name="Times New Roman"/>
    </style:style>
    <style:style style:name="MP34" style:family="paragraph" style:parent-style-name="Dado_20_campo">
      <style:paragraph-properties fo:margin-left="0cm" fo:margin-right="0cm" fo:text-indent="0cm" style:auto-text-indent="false" style:writing-mode="page"/>
      <style:text-properties style:font-name="Times New Roman" fo:font-weight="bold" style:font-weight-asian="bold" style:font-weight-complex="bold"/>
    </style:style>
    <style:style style:name="MP35" style:family="paragraph" style:parent-style-name="Descritivo_20_campo">
      <style:paragraph-properties fo:margin-left="0cm" fo:margin-right="0cm" fo:text-indent="0cm" style:auto-text-indent="false" style:writing-mode="page"/>
      <style:text-properties style:font-name="Times New Roman" fo:font-size="2pt" style:font-size-asian="1.75pt" style:font-size-complex="2pt"/>
    </style:style>
    <style:style style:name="MP36" style:family="paragraph" style:parent-style-name="Dado_20_variável">
      <style:paragraph-properties fo:margin-left="0cm" fo:margin-right="0cm" fo:text-indent="0cm" style:auto-text-indent="false" style:writing-mode="pag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MP37" style:family="paragraph" style:parent-style-name="Table_20_Contents">
      <style:paragraph-properties fo:margin-left="0cm" fo:margin-right="0cm" fo:text-indent="0cm" style:auto-text-indent="false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38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39" style:family="paragraph" style:parent-style-name="Table_20_Contents">
      <style:paragraph-properties fo:margin-left="0cm" fo:margin-right="0cm" fo:text-indent="0cm" style:auto-text-indent="false" style:writing-mode="page"/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40" style:family="paragraph" style:parent-style-name="Frame_20_contents">
      <style:paragraph-properties fo:text-align="start" style:justify-single-word="false"/>
    </style:style>
    <style:style style:name="MP41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 fo:font-size="10pt" style:font-size-asian="10pt" style:font-size-complex="10pt"/>
    </style:style>
    <style:style style:name="MP42" style:family="paragraph" style:parent-style-name="Emitente_20_dados">
      <style:paragraph-properties fo:margin-left="0cm" fo:margin-right="0cm" fo:text-indent="0cm" style:auto-text-indent="false" style:writing-mode="page"/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MP43" style:family="paragraph" style:parent-style-name="Emitente_20_dados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7pt" fo:language="zxx" fo:country="none" fo:text-shadow="none" style:text-underline-style="none" fo:font-weight="normal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MP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Times New Roman" fo:font-size="10pt"/>
    </style:style>
    <style:style style:name="MP45" style:family="paragraph" style:parent-style-name="Dado_20_variável">
      <style:paragraph-properties fo:margin-left="0cm" fo:margin-right="0cm" fo:text-indent="0cm" style:auto-text-indent="false" style:writing-mode="page"/>
      <style:text-properties fo:color="#ce181e" style:font-name="Times New Roman" fo:font-size="7pt" fo:font-weight="bold" style:font-size-asian="7pt" style:font-weight-asian="bold" style:font-size-complex="7pt" style:font-weight-complex="bold"/>
    </style:style>
    <style:style style:name="MP46" style:family="paragraph" style:parent-style-name="Dado_20_variável">
      <style:paragraph-properties fo:margin-left="0cm" fo:margin-right="0cm" fo:text-indent="0cm" style:auto-text-indent="false" style:writing-mode="page"/>
      <style:text-properties fo:font-variant="normal" fo:text-transform="none" fo:color="#ce181e" style:font-name="Times New Roman" fo:font-size="12pt" fo:language="zxx" fo:country="none" fo:text-shadow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MP4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variant="normal" fo:text-transform="none" fo:color="#000000" style:font-name="Times New Roman" fo:font-size="5pt" fo:language="zxx" fo:country="none" fo:text-shadow="none" style:text-underline-style="none" style:font-size-asian="5pt" style:language-asian="zxx" style:country-asian="none" style:font-size-complex="5pt" style:language-complex="zxx" style:country-complex="none" style:font-relief="none"/>
    </style:style>
    <style:style style:name="MP48" style:family="paragraph" style:parent-style-name="Dado_20_campo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MP49" style:family="paragraph" style:parent-style-name="Dado_20_variável">
      <style:paragraph-properties fo:margin-left="0cm" fo:margin-right="0cm" fo:text-indent="0cm" style:auto-text-indent="false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MP50" style:family="paragraph" style:parent-style-name="Emitente_20_nome">
      <style:paragraph-properties fo:margin-left="0cm" fo:margin-right="0cm" fo:text-indent="0cm" style:auto-text-indent="false" style:writing-mode="page"/>
      <style:text-properties style:font-name="Times New Roman" fo:font-weight="normal" style:font-weight-asian="normal" style:font-weight-complex="normal"/>
    </style:style>
    <style:style style:name="MP51" style:family="paragraph" style:parent-style-name="Dado_20_variável">
      <style:paragraph-properties fo:margin-left="0cm" fo:margin-right="0cm" fo:text-indent="0cm" style:auto-text-indent="false" style:writing-mode="page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MP52" style:family="paragraph" style:parent-style-name="Descritivo_20_campo">
      <style:paragraph-properties fo:text-align="center" style:justify-single-word="false"/>
      <style:text-properties style:font-name="Times New Roman" fo:font-size="5pt" style:font-size-asian="5pt" style:font-size-complex="5pt"/>
    </style:style>
    <style:style style:name="MP53" style:family="paragraph" style:parent-style-name="Table_20_Contents">
      <style:text-properties style:font-name="Times New Roman" fo:font-size="6pt" style:font-size-asian="6pt" style:font-size-complex="6pt"/>
    </style:style>
    <style:style style:name="MP54" style:family="paragraph" style:parent-style-name="Dado_20_campo">
      <style:text-properties style:font-name="Times New Roman"/>
    </style:style>
    <style:style style:name="MP55" style:family="paragraph" style:parent-style-name="Dado_20_campo">
      <style:text-properties style:font-name="Times New Roman" fo:font-size="6pt" style:font-size-asian="6pt" style:font-size-complex="6pt"/>
    </style:style>
    <style:style style:name="MP56" style:family="paragraph" style:parent-style-name="Table_20_Contents">
      <style:text-properties style:font-name="Times New Roman"/>
    </style:style>
    <style:style style:name="MP57" style:family="paragraph">
      <style:paragraph-properties fo:text-align="center"/>
    </style:style>
    <style:style style:name="MT1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MT2" style:family="text">
      <style:text-properties style:font-name="Times New Roman"/>
    </style:style>
    <style:style style:name="MT3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4" style:family="text">
      <style:text-properties fo:color="#ce181e" fo:font-weight="bold" style:font-weight-asian="bold" style:font-weight-complex="bold"/>
    </style:style>
    <style:style style:name="M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M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M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M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L"/>
          <table:table-column table:style-name="Table1.M" table:number-columns-repeated="2"/>
          <table:table-column table:style-name="Table1.O"/>
          <table:table-column table:style-name="Table1.P"/>
          <table:table-column table:style-name="Table1.Q"/>
          <table:table-column table:style-name="Table1.R"/>
          <table:table-row>
            <table:table-cell table:style-name="Table1.A1" table:number-columns-spanned="18" office:value-type="string">
              <text:p text:style-name="Table_20_Contents"><text:a xlink:type="simple" xlink:href="py3o://if=%22True==False%22" text:style-name="Internet_20_link" text:visited-style-name="Visited_20_Internet_20_Link"><text:span text:style-name="MT1">if="True==False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table:number-columns-spanned="18" office:value-type="string">
              <text:p text:style-name="Table_20_Contents"><text:user-field-get text:name="py3o.danfe.object_xml.NFe.chave_imagem">danfe.object_xml.NFe.chave_imagem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table:number-columns-spanned="18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<text:span text:style-name="MT2">if="not danfe.logo and not 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Table_20_Contents"><text:a xlink:type="simple" xlink:href="py3o://if=%22not%20danfe.object_xml.protNFe.infProt.nProt%22" text:style-name="Internet_20_link" text:visited-style-name="Visited_20_Internet_20_Link"><text:span text:style-name="MT2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1"><text:user-field-get text:name="py3o.danfe.object_xml.NFe.infNFe.emit.xNome">danfe.object_xml.NFe.infNFe.emit.xNome</text:user-field-get></text:p>
              <text:p text:style-name="MP2"><text:line-break/><text:user-field-get text:name="py3o.danfe.object_xml.NFe.endereco_emitente_formatado_linha_1">danfe.object_xml.NFe.endereco_emitente_formatado_linha_1</text:user-field-get></text:p>
              <text:p text:style-name="MP2"><text:user-field-get text:name="py3o.danfe.object_xml.NFe.endereco_emitente_formatado_linha_2">danfe.object_xml.NFe.endereco_emitente_formatado_linha_2</text:user-field-get></text:p>
              <text:p text:style-name="MP2"><text:user-field-get text:name="py3o.danfe.object_xml.NFe.endereco_emitente_formatado_linha_3">danfe.object_xml.NFe.endereco_emitente_formatado_linha_3</text:user-field-get></text:p>
              <text:p text:style-name="MP2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3"><draw:frame draw:style-name="Mfr1" draw:name="Frame2" text:anchor-type="paragraph" svg:x="2.2cm" svg:y="1.6cm" svg:width="0.815cm" svg:height="0.794cm" draw:z-index="26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4">DOCUMENTO AUXILIAR DA NOTA FISCAL ELETRÔNICA</text:p>
              <text:p text:style-name="MP4">versão <text:user-field-get text:name="py3o.danfe.object_xml.NFe.versao">danfe.object_xml.NFe.versao</text:user-field-get></text:p>
              <text:p text:style-name="MP4"/>
              <text:p text:style-name="MP5"/>
              <text:p text:style-name="MP6">       0 – ENTRADA</text:p>
              <text:p text:style-name="MP6">       1 – SAÍDA</text:p>
              <text:p text:style-name="MP6"/>
              <text:p text:style-name="MP6"/>
              <text:p text:style-name="MP7"><text:user-field-get text:name="py3o.danfe.object_xml.NFe.numero_formatado">danfe.object_xml.NFenumero_formatado</text:user-field-get></text:p>
              <text:p text:style-name="MP7"><text:user-field-get text:name="py3o.danfe.object_xml.NFe.serie_formatada">danfe.object_xml.NFe.serie_formatada</text:user-field-get></text:p>
              <text:p text:style-name="MP7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8"><draw:frame draw:style-name="Mfr2" draw:name="Frame3" text:anchor-type="paragraph" svg:width="6.001cm" svg:height="0.801cm" draw:z-index="25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7" table:number-columns-spanned="7" office:value-type="string">
              <text:p text:style-name="MP10">Chave de acesso</text:p>
              <text:p text:style-name="MP1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12">Impresso para simples conferência</text:p>
              <text:p text:style-name="MP12">Informações não transmitidas a nenhuma<text:line-break/>SEFAZ autorizadora</text:p>
              <text:p text:style-name="MP13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">
            <table:table-cell table:style-name="Table1.A9" table:number-columns-spanned="5" office:value-type="string">
              <text:p text:style-name="MP14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10">Natureza da Operação</text:p>
              <text:p text:style-name="MP15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10">Protocolo de autorização</text:p>
              <text:p text:style-name="MP16"/>
              <text:p text:style-name="MP17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Table_20_Contents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MT2">if="danfe.object_xml.protNFe.infProt.nProt and danfe.object_xml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1"><text:user-field-get text:name="py3o.danfe.object_xml.NFe.infNFe.emit.xNome">danfe.object_xml.NFe.infNFe.emit.xNome</text:user-field-get></text:p>
              <text:p text:style-name="MP2"><text:line-break/><text:user-field-get text:name="py3o.danfe.object_xml.NFe.endereco_emitente_formatado_linha_1">danfe.object_xml.NFe.endereco_emitente_formatado_linha_1</text:user-field-get></text:p>
              <text:p text:style-name="MP2"><text:user-field-get text:name="py3o.danfe.object_xml.NFe.endereco_emitente_formatado_linha_2">danfe.object_xml.NFe.endereco_emitente_formatado_linha_2</text:user-field-get></text:p>
              <text:p text:style-name="MP2"><text:user-field-get text:name="py3o.danfe.object_xml.NFe.endereco_emitente_formatado_linha_3">danfe.object_xml.NFe.endereco_emitente_formatado_linha_3</text:user-field-get></text:p>
              <text:p text:style-name="MP2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18"><draw:frame draw:style-name="Mfr1" draw:name="Frame4" text:anchor-type="paragraph" svg:x="2.2cm" svg:y="1.6cm" svg:width="0.815cm" svg:height="0.794cm" draw:z-index="24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4">DOCUMENTO AUXILIAR DA NOTA FISCAL ELETRÔNICA</text:p>
              <text:p text:style-name="MP4">versão <text:user-field-get text:name="py3o.danfe.object_xml.NFe.versao">danfe.object_xml.NFe.versao</text:user-field-get></text:p>
              <text:p text:style-name="MP4"/>
              <text:p text:style-name="MP5"/>
              <text:p text:style-name="MP6">       0 – ENTRADA</text:p>
              <text:p text:style-name="MP6">       1 – SAÍDA</text:p>
              <text:p text:style-name="MP6"/>
              <text:p text:style-name="MP6"/>
              <text:p text:style-name="MP7"><text:user-field-get text:name="py3o.danfe.object_xml.NFe.numero_formatado">danfe.object_xml.NFenumero_formatado</text:user-field-get></text:p>
              <text:p text:style-name="MP7"><text:user-field-get text:name="py3o.danfe.object_xml.NFe.serie_formatada">danfe.object_xml.NFe.serie_formatada</text:user-field-get></text:p>
              <text:p text:style-name="MP7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8"><draw:frame draw:style-name="Mfr3" draw:name="Frame5" text:anchor-type="paragraph" svg:width="6.001cm" svg:height="0.801cm" draw:z-index="23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4" table:number-columns-spanned="7" office:value-type="string">
              <text:p text:style-name="MP10">Chave de acesso</text:p>
              <text:p text:style-name="MP19"/>
              <text:p text:style-name="MP1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20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<text:span text:style-name="MT2">www.nfe.fazenda.gov.br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9" table:number-columns-spanned="5" office:value-type="string">
              <text:p text:style-name="MP14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10">Natureza da Operação</text:p>
              <text:p text:style-name="MP15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10">Protocolo de autorização</text:p>
              <text:p text:style-name="MP16"/>
              <text:p text:style-name="MP17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Table_20_Contents"><text:a xlink:type="simple" xlink:href="py3o:///if" text:style-name="Internet_20_link" text:visited-style-name="Visited_20_Internet_20_Link"><text:span text:style-name="MT3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MP2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MT2">if="danfe.object_xml.protNFe.infProt.nProt and danfe.object_xml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22"><text:user-field-get text:name="py3o.danfe.object_xml.NFe.infNFe.emit.xNome">danfe.object_xml.NFe.infNFe.emit.xNome</text:user-field-get></text:p>
              <text:p text:style-name="MP23"><text:line-break/><text:user-field-get text:name="py3o.danfe.object_xml.NFe.endereco_emitente_formatado_linha_1">danfe.object_xml.NFe.endereco_emitente_formatado_linha_1</text:user-field-get></text:p>
              <text:p text:style-name="MP23"><text:user-field-get text:name="py3o.danfe.object_xml.NFe.endereco_emitente_formatado_linha_2">danfe.object_xml.NFe.endereco_emitente_formatado_linha_2</text:user-field-get></text:p>
              <text:p text:style-name="MP23"><text:user-field-get text:name="py3o.danfe.object_xml.NFe.endereco_emitente_formatado_linha_3">danfe.object_xml.NFe.endereco_emitente_formatado_linha_3</text:user-field-get></text:p>
              <text:p text:style-name="MP23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24"><draw:frame draw:style-name="Mfr1" draw:name="Frame6" text:anchor-type="paragraph" svg:x="2.2cm" svg:y="1.6cm" svg:width="0.815cm" svg:height="0.794cm" draw:z-index="22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29"><draw:frame draw:style-name="Mfr2" draw:name="Frame7" text:anchor-type="paragraph" svg:width="6.001cm" svg:height="0.801cm" draw:z-index="21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21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32">A circulação da mercadoria foi <text:span text:style-name="MT4">PROIBIDA</text:span> pela SEFAZ autorizadora, devido a irregularidades fiscai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3">
            <table:table-cell table:style-name="Table1.A9" table:number-columns-spanned="5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30">Protocolo de deneg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5">
            <table:table-cell table:style-name="Table1.A25" table:number-columns-spanned="18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6">
            <table:table-cell table:style-name="Table1.A26" table:number-columns-spanned="2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covered-table-cell/>
            <table:table-cell table:style-name="Table1.C26" table:number-columns-spanned="4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covered-table-cell/>
            <table:table-cell table:style-name="Table1.G26" table:number-columns-spanned="12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38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text:a xlink:type="simple" xlink:href="py3o://if=%22danfe.logo%20and%20not%20danfe.cabecalho%22" text:style-name="Internet_20_link" text:visited-style-name="Visited_20_Internet_20_Link"><text:span text:style-name="MT3">if="danfe.logo and not 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text:a xlink:type="simple" xlink:href="py3o://if=%22not%20danfe.object_xml.protNFe.infProt.nProt%22" text:style-name="Internet_20_link" text:visited-style-name="Visited_20_Internet_20_Link"><text:span text:style-name="MT3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0">
            <table:table-cell table:style-name="Table1.A30" table:number-rows-spanned="3" table:number-columns-spanned="3" office:value-type="string">
              <text:p text:style-name="MP39"><draw:frame draw:style-name="Mfr4" draw:name="Frame8" text:anchor-type="char" svg:width="3.799cm" svg:height="3.2cm" draw:z-index="205"><draw:text-box><text:p text:style-name="MP40"/></draw:text-box></draw:frame></text:p>
            </table:table-cell>
            <table:covered-table-cell/>
            <table:covered-table-cell/>
            <table:table-cell table:style-name="Table1.A30" table:number-rows-spanned="4" table:number-columns-spanned="2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covered-table-cell/>
            <table:table-cell table:style-name="Table1.A30" table:number-rows-spanned="4" table:number-columns-spanned="6" office:value-type="string">
              <text:p text:style-name="MP24"><draw:frame draw:style-name="Mfr1" draw:name="Frame9" text:anchor-type="paragraph" svg:x="2.2cm" svg:y="1.6cm" svg:width="0.815cm" svg:height="0.794cm" draw:z-index="19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</text:p>
              <text:p text:style-name="MP25">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44"><draw:frame draw:style-name="Mfr2" draw:name="Frame10" text:anchor-type="paragraph" svg:width="6.001cm" svg:height="0.801cm" draw:z-index="18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3">
            <table:table-cell table:style-name="Table1.A30" table:number-columns-spanned="3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1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8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6">
            <table:table-cell table:style-name="Table1.A30" table:number-columns-spanned="18" office:value-type="string">
              <text:p text:style-name="MP21"><text:a xlink:type="simple" xlink:href="py3o://if=%22danfe.protNFe.infProt.nProt%20and%20danfe.protNFe.infProt.cStat%20not%20in%20('110',%20'301',%20'302')%22" text:style-name="Internet_20_link" text:visited-style-name="Visited_20_Internet_20_Link"><text:span text:style-name="MT3">if="danfe.protNFe.infProt.nProt and danfe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0">
            <table:table-cell table:style-name="Table1.A30" table:number-rows-spanned="3" table:number-columns-spanned="3" office:value-type="string">
              <text:p text:style-name="MP39"><draw:frame draw:style-name="Mfr4" draw:name="Frame11" text:anchor-type="char" svg:width="3.799cm" svg:height="3.2cm" draw:z-index="175"><draw:text-box><text:p text:style-name="MP40"/></draw:text-box></draw:frame></text:p>
            </table:table-cell>
            <table:covered-table-cell/>
            <table:covered-table-cell/>
            <table:table-cell table:style-name="Table1.A30" table:number-rows-spanned="4" table:number-columns-spanned="2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covered-table-cell/>
            <table:table-cell table:style-name="Table1.A30" table:number-rows-spanned="4" table:number-columns-spanned="6" office:value-type="string">
              <text:p text:style-name="MP24"><draw:frame draw:style-name="Mfr1" draw:name="Frame12" text:anchor-type="paragraph" svg:x="2.2cm" svg:y="1.6cm" svg:width="0.815cm" svg:height="0.794cm" draw:z-index="16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44"><draw:frame draw:style-name="Mfr2" draw:name="Frame13" text:anchor-type="paragraph" svg:width="6.001cm" svg:height="0.801cm" draw:z-index="15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9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3">
            <table:table-cell table:style-name="Table1.A30" table:number-columns-spanned="3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1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8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6">
            <table:table-cell table:style-name="Table1.A30" table:number-columns-spanned="18" office:value-type="string">
              <text:p text:style-name="MP21"><text:a xlink:type="simple" xlink:href="py3o://if=%22danfe.protNFe.infProt.nProt%20and%20danfe.protNFe.infProt.cStat%20in%20('110',%20'301',%20'302')%22" text:style-name="Internet_20_link" text:visited-style-name="Visited_20_Internet_20_Link"><text:span text:style-name="MT3">if="danfe.protNFe.infProt.nProt and danfe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0">
            <table:table-cell table:style-name="Table1.A30" table:number-rows-spanned="3" table:number-columns-spanned="3" office:value-type="string">
              <text:p text:style-name="MP39"><draw:frame draw:style-name="Mfr4" draw:name="Frame14" text:anchor-type="char" svg:width="3.799cm" svg:height="3.2cm" draw:z-index="135"><draw:text-box><text:p text:style-name="MP40"/></draw:text-box></draw:frame></text:p>
            </table:table-cell>
            <table:covered-table-cell/>
            <table:covered-table-cell/>
            <table:table-cell table:style-name="Table1.A30" table:number-rows-spanned="4" table:number-columns-spanned="2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covered-table-cell/>
            <table:table-cell table:style-name="Table1.A30" table:number-rows-spanned="4" table:number-columns-spanned="6" office:value-type="string">
              <text:p text:style-name="MP24"><draw:frame draw:style-name="Mfr1" draw:name="Frame16" text:anchor-type="paragraph" svg:x="2.2cm" svg:y="1.6cm" svg:width="0.815cm" svg:height="0.794cm" draw:z-index="14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<draw:frame draw:style-name="Mfr5" draw:name="Frame15" text:anchor-type="paragraph" svg:x="4.35cm" svg:y="-4.249cm" svg:width="6.001cm" svg:height="0.801cm" draw:z-index="125"><draw:text-box><text:p text:style-name="MP9"/></draw:text-box></draw:frame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9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3">
            <table:table-cell table:style-name="Table1.A30" table:number-columns-spanned="3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1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30" table:number-columns-spanned="7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8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0">
            <table:table-cell table:style-name="Table1.A50" table:number-columns-spanned="2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covered-table-cell/>
            <table:table-cell table:style-name="Table1.C50" table:number-columns-spanned="4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covered-table-cell/>
            <table:table-cell table:style-name="Table1.G50" table:number-columns-spanned="12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4">
            <table:table-cell table:style-name="Table1.A30" table:number-columns-spanned="18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52" table:number-columns-spanned="18" office:value-type="string">
              <text:p text:style-name="MP21"><text:a xlink:type="simple" xlink:href="py3o://if=%22danfe.cabecalho%22" text:style-name="Internet_20_link" text:visited-style-name="Visited_20_Internet_20_Link"><text:span text:style-name="MT2">if="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MP21"><text:a xlink:type="simple" xlink:href="py3o://if=%22not%20danfe.object_xml.protNFe.infProt.nProt%22" text:style-name="Internet_20_link" text:visited-style-name="Visited_20_Internet_20_Link"><text:span text:style-name="MT2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50"><draw:frame draw:style-name="Mfr4" draw:name="Frame17" text:anchor-type="char" svg:width="7.8cm" svg:height="3.2cm" draw:z-index="115"><draw:text-box><text:p text:style-name="MP40"/></draw:text-box></draw:frame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24"><draw:frame draw:style-name="Mfr1" draw:name="Frame18" text:anchor-type="paragraph" svg:x="2.2cm" svg:y="1.6cm" svg:width="0.815cm" svg:height="0.794cm" draw:z-index="10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44"><draw:frame draw:style-name="Mfr2" draw:name="Frame19" text:anchor-type="paragraph" svg:width="6.001cm" svg:height="0.801cm" draw:z-index="95"><draw:text-box><text:p text:style-name="MP9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55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7">
            <table:table-cell table:style-name="Table1.A9" table:number-columns-spanned="5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MP21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MT2">if="danfe.object_xml.protNFe.infProt.nProt and danfe.object_xml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50"><draw:frame draw:style-name="Mfr4" draw:name="Frame20" text:anchor-type="char" svg:width="7.8cm" svg:height="3.2cm" draw:z-index="75"><draw:text-box><text:p text:style-name="MP40"/></draw:text-box></draw:frame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24"><draw:frame draw:style-name="Mfr1" draw:name="Frame22" text:anchor-type="paragraph" svg:x="2.2cm" svg:y="1.6cm" svg:width="0.815cm" svg:height="0.794cm" draw:z-index="8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</text:p>
              <text:p text:style-name="MP25">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<draw:frame draw:style-name="Mfr5" draw:name="Frame21" text:anchor-type="paragraph" svg:x="4.417cm" svg:y="-4.066cm" svg:width="6.001cm" svg:height="0.801cm" draw:z-index="65"><draw:text-box><text:p text:style-name="MP9"/></draw:text-box></draw:frame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2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4">
            <table:table-cell table:style-name="Table1.A9" table:number-columns-spanned="5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draw:frame draw:style-name="Mfr5" draw:name="Frame23" text:anchor-type="paragraph" svg:x="12.201cm" svg:y="1.288cm" svg:width="6.001cm" svg:height="0.801cm" draw:z-index="55"><draw:text-box><text:p text:style-name="MP9"/></draw:text-box></draw:frame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4" table:number-columns-spanned="18" office:value-type="string">
              <text:p text:style-name="MP2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MT2">if="danfe.object_xml.protNFe.infProt.nProt and danfe.object_xml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rows-spanned="3" table:number-columns-spanned="5" office:value-type="string">
              <text:p text:style-name="MP50"><draw:frame draw:style-name="Mfr4" draw:name="Frame24" text:anchor-type="char" svg:width="7.8cm" svg:height="3.2cm" draw:z-index="41"><draw:text-box><text:p text:style-name="MP40"/></draw:text-box></draw:frame></text:p>
            </table:table-cell>
            <table:covered-table-cell/>
            <table:covered-table-cell/>
            <table:covered-table-cell/>
            <table:covered-table-cell/>
            <table:table-cell table:style-name="Table1.F6" table:number-rows-spanned="4" table:number-columns-spanned="6" office:value-type="string">
              <text:p text:style-name="MP24"><draw:frame draw:style-name="Mfr1" draw:name="Frame25" text:anchor-type="paragraph" svg:x="2.2cm" svg:y="1.6cm" svg:width="0.815cm" svg:height="0.794cm" draw:z-index="21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1</text:page-number>/<text:page-count>1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L6" table:number-columns-spanned="7" office:value-type="string">
              <text:p text:style-name="M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9" table:number-columns-spanned="7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6" table:number-rows-spanned="2" table:number-columns-spanned="7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1">
            <table:table-cell table:style-name="Table1.A9" table:number-columns-spanned="5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">
            <table:table-cell table:style-name="Table1.A10" table:number-columns-spanned="11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table:number-columns-spanned="7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4">
            <table:table-cell table:style-name="Table1.A74" table:number-columns-spanned="2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covered-table-cell/>
            <table:table-cell table:style-name="Table1.C74" table:number-columns-spanned="4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covered-table-cell/>
            <table:table-cell table:style-name="Table1.G74" table:number-columns-spanned="12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18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6">
            <table:table-cell table:style-name="Table1.A77" table:number-rows-spanned="2" office:value-type="string">
              <text:p text:style-name="MP52">Código do produto</text:p>
            </table:table-cell>
            <table:table-cell table:style-name="Table1.B77" table:number-rows-spanned="2" table:number-columns-spanned="3" office:value-type="string">
              <text:p text:style-name="MP52">Descrição</text:p>
            </table:table-cell>
            <table:covered-table-cell/>
            <table:covered-table-cell/>
            <table:table-cell table:style-name="Table1.E77" table:number-rows-spanned="2" table:number-columns-spanned="3" office:value-type="string">
              <text:p text:style-name="MP52">NCM/SH</text:p>
            </table:table-cell>
            <table:covered-table-cell/>
            <table:covered-table-cell/>
            <table:table-cell table:style-name="Table1.H77" table:number-rows-spanned="2" office:value-type="string">
              <text:p text:style-name="MP52"><text:user-field-get text:name="py3o.danfe.object_xml.NFe.cst_descricao">danfe.object_xml.NFe.cst_descricao</text:user-field-get></text:p>
            </table:table-cell>
            <table:table-cell table:style-name="Table1.I77" table:number-rows-spanned="2" office:value-type="string">
              <text:p text:style-name="MP52">CFOP</text:p>
            </table:table-cell>
            <table:table-cell table:style-name="Table1.J77" table:number-rows-spanned="2" office:value-type="string">
              <text:p text:style-name="MP52">Quantidade</text:p>
              <text:p text:style-name="MP52">Unidade</text:p>
            </table:table-cell>
            <table:table-cell table:style-name="Table1.K77" table:number-rows-spanned="2" table:number-columns-spanned="2" office:value-type="string">
              <text:p text:style-name="MP52">Valor unitário</text:p>
            </table:table-cell>
            <table:covered-table-cell/>
            <table:table-cell table:style-name="Table1.M77" table:number-rows-spanned="2" office:value-type="string">
              <text:p text:style-name="MP52">Valor total</text:p>
            </table:table-cell>
            <table:table-cell table:style-name="Table1.N77" table:number-rows-spanned="2" office:value-type="string">
              <text:p text:style-name="MP52">Base de cálculo do ICMS</text:p>
            </table:table-cell>
            <table:table-cell table:style-name="Table1.O77" table:number-rows-spanned="2" office:value-type="string">
              <text:p text:style-name="MP52">Valor do ICMS</text:p>
            </table:table-cell>
            <table:table-cell table:style-name="Table1.P77" table:number-rows-spanned="2" office:value-type="string">
              <text:p text:style-name="MP52">Valor do IPI</text:p>
            </table:table-cell>
            <table:table-cell table:style-name="Table1.A9" table:number-columns-spanned="2" office:value-type="string">
              <text:p text:style-name="MP52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Q77" office:value-type="string">
              <text:p text:style-name="MP52">ICMS</text:p>
            </table:table-cell>
            <table:table-cell table:style-name="Table1.A9" office:value-type="string">
              <text:p text:style-name="MP52">IPI</text:p>
            </table:table-cell>
          </table:table-row>
        </table:table>
        <text:p text:style-name="Standard"/>
      </style:header>
      <style:header-first>
        <text:p text:style-name="Header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table:number-columns-spanned="7" office:value-type="string">
              <text:p text:style-name="Table_20_Contents"><text:a xlink:type="simple" xlink:href="py3o://if=%22True==False%22" text:style-name="Internet_20_link" text:visited-style-name="Visited_20_Internet_20_Link"><text:span text:style-name="MT1">if="True==False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" table:number-columns-spanned="7" office:value-type="string">
              <text:p text:style-name="Table_20_Contents"><text:user-field-get text:name="py3o.danfe.object_xml.NFe.chave_imagem">danfe.object_xml.NFe.chave_imagem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4">
            <table:table-cell table:style-name="Table2.A4" table:number-columns-spanned="6" office:value-type="string">
              <text:p text:style-name="MP53"><text:a xlink:type="simple" xlink:href="py3o://if=%22danfe.imprime_canhoto%22" text:style-name="Internet_20_link" text:visited-style-name="Visited_20_Internet_20_Link"><text:span text:style-name="MT5">if="danfe.imprime_canhot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G4" office:value-type="string">
              <text:p text:style-name="MP7"/>
            </table:table-cell>
          </table:table-row>
          <table:table-row table:style-name="Table2.4">
            <table:table-cell table:style-name="Table2.A5" table:number-columns-spanned="6" office:value-type="string">
              <text:p text:style-name="MP10">Recebemos de <text:span text:style-name="MT6"><text:user-field-get text:name="py3o.danfe.object_xml.NFe.infNFe.emit.xNome">danfe.object_xml.NFe.infNFe.emit.xNome</text:user-field-get></text:span><text:s/>os produtos e/ou serviços constantes na <text:span text:style-name="MT6">Nota Fiscal Eletrônica</text:span> indicada ao lado</text:p>
              <text:p text:style-name="MP54"/>
              <text:p text:style-name="MP54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G5" table:number-rows-spanned="2" office:value-type="string">
              <text:p text:style-name="MP7">NF-e</text:p>
              <text:p text:style-name="MP7"><text:user-field-get text:name="py3o.danfe.object_xml.NFe.numero_formatado">danfe.object_xml.NFenumero_formatado</text:user-field-get></text:p>
              <text:p text:style-name="MP7"><text:user-field-get text:name="py3o.danfe.object_xml.NFe.serie_formatada">danfe.object_xml.NFe.serie_formatada</text:user-field-get></text:p>
              <text:p text:style-name="MP7"/>
            </table:table-cell>
          </table:table-row>
          <table:table-row table:style-name="Table2.4">
            <table:table-cell table:style-name="Table2.A6" office:value-type="string">
              <text:p text:style-name="MP10">Data de Recebimento</text:p>
              <text:p text:style-name="MP55"/>
            </table:table-cell>
            <table:table-cell table:style-name="Table2.B6" table:number-columns-spanned="5" office:value-type="string">
              <text:p text:style-name="MP10">Identificação e assinatura do recebedor</text:p>
              <text:p text:style-name="MP5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7">
            <table:table-cell table:style-name="Table2.A1" table:number-columns-spanned="7" office:value-type="string">
              <text:p text:style-name="MP56"><draw:line text:anchor-type="paragraph" draw:z-index="1" draw:name="Forma1" draw:style-name="Mgr1" draw:text-style-name="MP57" svg:x1="-0.102cm" svg:y1="0.099cm" svg:x2="19.297cm" svg:y2="0.099cm"><text:p/></draw:lin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<text:span text:style-name="MT2">if="not danfe.logo and not 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Table_20_Contents"><text:a xlink:type="simple" xlink:href="py3o://if=%22not%20danfe.object_xml.protNFe.infProt.nProt%22" text:style-name="Internet_20_link" text:visited-style-name="Visited_20_Internet_20_Link"><text:span text:style-name="MT2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1"><text:user-field-get text:name="py3o.danfe.object_xml.NFe.infNFe.emit.xNome">danfe.object_xml.NFe.infNFe.emit.xNome</text:user-field-get></text:p>
              <text:p text:style-name="MP2"><text:line-break/><text:user-field-get text:name="py3o.danfe.object_xml.NFe.endereco_emitente_formatado_linha_1">danfe.object_xml.NFe.endereco_emitente_formatado_linha_1</text:user-field-get></text:p>
              <text:p text:style-name="MP2"><text:user-field-get text:name="py3o.danfe.object_xml.NFe.endereco_emitente_formatado_linha_2">danfe.object_xml.NFe.endereco_emitente_formatado_linha_2</text:user-field-get></text:p>
              <text:p text:style-name="MP2"><text:user-field-get text:name="py3o.danfe.object_xml.NFe.endereco_emitente_formatado_linha_3">danfe.object_xml.NFe.endereco_emitente_formatado_linha_3</text:user-field-get></text:p>
              <text:p text:style-name="MP2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3"><draw:frame draw:style-name="Mfr1" draw:name="Quadro1" text:anchor-type="paragraph" svg:x="2.2cm" svg:y="1.6cm" svg:width="0.815cm" svg:height="0.794cm" draw:z-index="4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4">DOCUMENTO AUXILIAR DA NOTA FISCAL ELETRÔNICA</text:p>
              <text:p text:style-name="MP4">versão <text:user-field-get text:name="py3o.danfe.object_xml.NFe.versao">danfe.object_xml.NFe.versao</text:user-field-get></text:p>
              <text:p text:style-name="MP4"/>
              <text:p text:style-name="MP5"/>
              <text:p text:style-name="MP6">       0 – ENTRADA</text:p>
              <text:p text:style-name="MP6">       1 – SAÍDA</text:p>
              <text:p text:style-name="MP6"/>
              <text:p text:style-name="MP6"/>
              <text:p text:style-name="MP7"><text:user-field-get text:name="py3o.danfe.object_xml.NFe.numero_formatado">danfe.object_xml.NFenumero_formatado</text:user-field-get></text:p>
              <text:p text:style-name="MP7"><text:user-field-get text:name="py3o.danfe.object_xml.NFe.serie_formatada">danfe.object_xml.NFe.serie_formatada</text:user-field-get></text:p>
              <text:p text:style-name="MP7"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8"><draw:frame draw:style-name="Mfr2" draw:name="py3o.image(danfe.object_xml.NFe.chave_imagem, 'png', isb64=True, dummy=1)" text:anchor-type="paragraph" svg:width="6.001cm" svg:height="0.801cm" draw:z-index="44"><draw:text-box><text:p text:style-name="MP9"/></draw:text-box></draw:frame></text:p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12" table:number-columns-spanned="2" office:value-type="string">
              <text:p text:style-name="MP10">Chave de acesso</text:p>
              <text:p text:style-name="MP1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12">Impresso para simples conferência</text:p>
              <text:p text:style-name="MP12">Informações não transmitidas a nenhuma<text:line-break/>SEFAZ autorizadora</text:p>
              <text:p text:style-name="MP13">SEM VALOR FISCAL</text:p>
            </table:table-cell>
            <table:covered-table-cell/>
          </table:table-row>
          <table:table-row table:style-name="Table2.14">
            <table:table-cell table:style-name="Table2.A14" table:number-columns-spanned="3" office:value-type="string">
              <text:p text:style-name="MP14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10">Natureza da Operação</text:p>
              <text:p text:style-name="MP15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10">Protocolo de autorização</text:p>
              <text:p text:style-name="MP16"/>
              <text:p text:style-name="MP17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Table_20_Contents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MT2">if="danfe.object_xml.protNFe.infProt.nProt and danfe.object_xml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1"><text:user-field-get text:name="py3o.danfe.object_xml.NFe.infNFe.emit.xNome">danfe.object_xml.NFe.infNFe.emit.xNome</text:user-field-get></text:p>
              <text:p text:style-name="MP2"><text:line-break/><text:user-field-get text:name="py3o.danfe.object_xml.NFe.endereco_emitente_formatado_linha_1">danfe.object_xml.NFe.endereco_emitente_formatado_linha_1</text:user-field-get></text:p>
              <text:p text:style-name="MP2"><text:user-field-get text:name="py3o.danfe.object_xml.NFe.endereco_emitente_formatado_linha_2">danfe.object_xml.NFe.endereco_emitente_formatado_linha_2</text:user-field-get></text:p>
              <text:p text:style-name="MP2"><text:user-field-get text:name="py3o.danfe.object_xml.NFe.endereco_emitente_formatado_linha_3">danfe.object_xml.NFe.endereco_emitente_formatado_linha_3</text:user-field-get></text:p>
              <text:p text:style-name="MP2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18"><draw:frame draw:style-name="Mfr1" draw:name="Quadro4" text:anchor-type="paragraph" svg:x="2.2cm" svg:y="1.6cm" svg:width="0.815cm" svg:height="0.794cm" draw:z-index="43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4">DOCUMENTO AUXILIAR DA NOTA FISCAL ELETRÔNICA</text:p>
              <text:p text:style-name="MP4">versão <text:user-field-get text:name="py3o.danfe.object_xml.NFe.versao">danfe.object_xml.NFe.versao</text:user-field-get></text:p>
              <text:p text:style-name="MP4"/>
              <text:p text:style-name="MP5"/>
              <text:p text:style-name="MP6">       0 – ENTRADA</text:p>
              <text:p text:style-name="MP6">       1 – SAÍDA</text:p>
              <text:p text:style-name="MP6"/>
              <text:p text:style-name="MP6"/>
              <text:p text:style-name="MP7"><text:user-field-get text:name="py3o.danfe.object_xml.NFe.numero_formatado">danfe.object_xml.NFenumero_formatado</text:user-field-get></text:p>
              <text:p text:style-name="MP7"><text:user-field-get text:name="py3o.danfe.object_xml.NFe.serie_formatada">danfe.object_xml.NFe.serie_formatada</text:user-field-get></text:p>
              <text:p text:style-name="MP7"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8"><draw:frame draw:style-name="Mfr3" draw:name="py3o.image(danfe.object_xml.NFe.chave_imagem, 'png', isb64=True, dummy=2)" text:anchor-type="paragraph" svg:width="6.001cm" svg:height="0.801cm" draw:z-index="42"><draw:text-box><text:p text:style-name="MP9"/></draw:text-box></draw:frame></text:p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19" table:number-columns-spanned="2" office:value-type="string">
              <text:p text:style-name="MP10">Chave de acesso</text:p>
              <text:p text:style-name="MP19"/>
              <text:p text:style-name="MP1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20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<text:span text:style-name="MT2">www.nfe.fazenda.gov.br</text:span></text:a></text:p>
            </table:table-cell>
            <table:covered-table-cell/>
          </table:table-row>
          <table:table-row table:style-name="Table2.21">
            <table:table-cell table:style-name="Table2.A14" table:number-columns-spanned="3" office:value-type="string">
              <text:p text:style-name="MP14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10">Natureza da Operação</text:p>
              <text:p text:style-name="MP15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10">Protocolo de autorização</text:p>
              <text:p text:style-name="MP16"/>
              <text:p text:style-name="MP17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3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MP2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MT2">if="danfe.object_xml.protNFe.infProt.nProt and danfe.object_xml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22"><text:user-field-get text:name="py3o.danfe.object_xml.NFe.infNFe.emit.xNome">danfe.object_xml.NFe.infNFe.emit.xNome</text:user-field-get></text:p>
              <text:p text:style-name="MP23"><text:line-break/><text:user-field-get text:name="py3o.danfe.object_xml.NFe.endereco_emitente_formatado_linha_1">danfe.object_xml.NFe.endereco_emitente_formatado_linha_1</text:user-field-get></text:p>
              <text:p text:style-name="MP23"><text:user-field-get text:name="py3o.danfe.object_xml.NFe.endereco_emitente_formatado_linha_2">danfe.object_xml.NFe.endereco_emitente_formatado_linha_2</text:user-field-get></text:p>
              <text:p text:style-name="MP23"><text:user-field-get text:name="py3o.danfe.object_xml.NFe.endereco_emitente_formatado_linha_3">danfe.object_xml.NFe.endereco_emitente_formatado_linha_3</text:user-field-get></text:p>
              <text:p text:style-name="MP23"><text:user-field-get text:name="py3o.danfe.object_xml.NFe.endereco_emitente_formatado_linha_4">danfe.object_xml.NFe.endereco_emitente_formatado_linha_4</text:user-field-get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24"><draw:frame draw:style-name="Mfr1" draw:name="Quadro5" text:anchor-type="paragraph" svg:x="2.2cm" svg:y="1.6cm" svg:width="0.815cm" svg:height="0.794cm" draw:z-index="31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29"><draw:frame draw:style-name="Mfr2" draw:name="py3o.image(danfe.object_xml.NFe.chave_imagem, 'png', isb64=True, dummy=3)" text:anchor-type="paragraph" svg:width="6.001cm" svg:height="0.801cm" draw:z-index="30"><draw:text-box><text:p text:style-name="MP9"/></draw:text-box></draw:frame></text:p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26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32">A circulação da mercadoria foi <text:span text:style-name="MT4">PROIBIDA</text:span> pela SEFAZ autorizadora, devido a irregularidades fiscais</text:p>
            </table:table-cell>
            <table:covered-table-cell/>
          </table:table-row>
          <table:table-row table:style-name="Table2.28">
            <table:table-cell table:style-name="Table2.A14" table:number-columns-spanned="3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30">Protocolo de deneg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30">
            <table:table-cell table:style-name="Table2.A30" table:number-columns-spanned="7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1">
            <table:table-cell table:style-name="Table2.A31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table-cell table:style-name="Table2.B31" table:number-columns-spanned="3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table-cell table:style-name="Table2.E31" table:number-columns-spanned="3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38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text:a xlink:type="simple" xlink:href="py3o://if=%22danfe.logo%20and%20not%20danfe.cabecalho%22" text:style-name="Internet_20_link" text:visited-style-name="Visited_20_Internet_20_Link"><text:span text:style-name="MT3">if="danfe.logo and not 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text:a xlink:type="simple" xlink:href="py3o://if=%22not%20danfe.object_xml.protNFe.infProt.nProt%22" text:style-name="Internet_20_link" text:visited-style-name="Visited_20_Internet_20_Link"><text:span text:style-name="MT3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5">
            <table:table-cell table:style-name="Table2.A35" table:number-rows-spanned="3" table:number-columns-spanned="2" office:value-type="string">
              <text:p text:style-name="MP39"><draw:frame draw:style-name="Mfr4" draw:name="py3o.image(danfe.logo, 'png', isb64=True,dummy=1)" text:anchor-type="char" svg:width="3.799cm" svg:height="3.2cm" draw:z-index="29"><draw:text-box><text:p text:style-name="MP40"/></draw:text-box></draw:frame></text:p>
            </table:table-cell>
            <table:covered-table-cell/>
            <table:table-cell table:style-name="Table2.A35" table:number-rows-spanned="4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table-cell table:style-name="Table2.A35" table:number-rows-spanned="4" table:number-columns-spanned="2" office:value-type="string">
              <text:p text:style-name="MP24"><draw:frame draw:style-name="Mfr1" draw:name="Quadro3" text:anchor-type="paragraph" svg:x="2.2cm" svg:y="1.6cm" svg:width="0.815cm" svg:height="0.794cm" draw:z-index="28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</text:p>
              <text:p text:style-name="MP25">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</text:page-number>/<text:page-count>11</text:page-count></text:p>
            </table:table-cell>
            <table:covered-table-cell/>
            <table:table-cell table:style-name="Table2.A35" table:number-columns-spanned="2" office:value-type="string">
              <text:p text:style-name="MP44"><draw:frame draw:style-name="Mfr2" draw:name="py3o.image(danfe.object_xml.NFe.chave_imagem, 'png', isb64=True, dummy=4)" text:anchor-type="paragraph" svg:width="6.001cm" svg:height="0.801cm" draw:z-index="27"><draw:text-box><text:p text:style-name="MP9"/></draw:text-box></draw:frame></text:p>
            </table:table-cell>
            <table:covered-table-cell/>
          </table:table-row>
          <table:table-row table:style-name="Table2.36">
            <table:covered-table-cell/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37">
            <table:covered-table-cell/>
            <table:covered-table-cell/>
            <table:covered-table-cell/>
            <table:covered-table-cell/>
            <table:covered-table-cell/>
            <table:table-cell table:style-name="Table2.A35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</table:table-row>
          <table:table-row table:style-name="Table2.38">
            <table:table-cell table:style-name="Table2.A35" table:number-columns-spanned="2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9">
            <table:table-cell table:style-name="Table2.A35" table:number-columns-spanned="5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39">
            <table:table-cell table:style-name="Table2.A35" table:number-columns-spanned="7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41">
            <table:table-cell table:style-name="Table2.A35" table:number-columns-spanned="7" office:value-type="string">
              <text:p text:style-name="MP21"><text:a xlink:type="simple" xlink:href="py3o://if=%22danfe.protNFe.infProt.nProt%20and%20danfe.protNFe.infProt.cStat%20not%20in%20('110',%20'301',%20'302')%22" text:style-name="Internet_20_link" text:visited-style-name="Visited_20_Internet_20_Link"><text:span text:style-name="MT3">if="danfe.protNFe.infProt.nProt and danfe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5">
            <table:table-cell table:style-name="Table2.A35" table:number-rows-spanned="3" table:number-columns-spanned="2" office:value-type="string">
              <text:p text:style-name="MP39"><draw:frame draw:style-name="Mfr4" draw:name="Quadro2" text:anchor-type="char" svg:width="3.799cm" svg:height="3.2cm" draw:z-index="26"><draw:text-box><text:p text:style-name="MP40"/></draw:text-box></draw:frame></text:p>
            </table:table-cell>
            <table:covered-table-cell/>
            <table:table-cell table:style-name="Table2.A35" table:number-rows-spanned="4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table-cell table:style-name="Table2.A35" table:number-rows-spanned="4" table:number-columns-spanned="2" office:value-type="string">
              <text:p text:style-name="MP24"><draw:frame draw:style-name="Mfr1" draw:name="Quadro6" text:anchor-type="paragraph" svg:x="2.2cm" svg:y="1.6cm" svg:width="0.815cm" svg:height="0.794cm" draw:z-index="25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</text:page-number>/<text:page-count>11</text:page-count></text:p>
            </table:table-cell>
            <table:covered-table-cell/>
            <table:table-cell table:style-name="Table2.A35" table:number-columns-spanned="2" office:value-type="string">
              <text:p text:style-name="MP44"><draw:frame draw:style-name="Mfr2" draw:name="py3o.image(danfe.object_xml.NFe.chave_imagem, 'png', isb64=True, dummy=5)" text:anchor-type="paragraph" svg:width="6.001cm" svg:height="0.801cm" draw:z-index="24"><draw:text-box><text:p text:style-name="MP9"/></draw:text-box></draw:frame></text:p>
            </table:table-cell>
            <table:covered-table-cell/>
          </table:table-row>
          <table:table-row table:style-name="Table2.36">
            <table:covered-table-cell/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44">
            <table:covered-table-cell/>
            <table:covered-table-cell/>
            <table:covered-table-cell/>
            <table:covered-table-cell/>
            <table:covered-table-cell/>
            <table:table-cell table:style-name="Table2.A35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</table:table-row>
          <table:table-row table:style-name="Table2.38">
            <table:table-cell table:style-name="Table2.A35" table:number-columns-spanned="2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9">
            <table:table-cell table:style-name="Table2.A35" table:number-columns-spanned="5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39">
            <table:table-cell table:style-name="Table2.A35" table:number-columns-spanned="7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41">
            <table:table-cell table:style-name="Table2.A35" table:number-columns-spanned="7" office:value-type="string">
              <text:p text:style-name="MP21"><text:a xlink:type="simple" xlink:href="py3o://if=%22danfe.protNFe.infProt.nProt%20and%20danfe.protNFe.infProt.cStat%20in%20('110',%20'301',%20'302')%22" text:style-name="Internet_20_link" text:visited-style-name="Visited_20_Internet_20_Link"><text:span text:style-name="MT3">if="danfe.protNFe.infProt.nProt and danfe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5">
            <table:table-cell table:style-name="Table2.A35" table:number-rows-spanned="3" table:number-columns-spanned="2" office:value-type="string">
              <text:p text:style-name="MP39"><draw:frame draw:style-name="Mfr4" draw:name="Quadro8" text:anchor-type="char" svg:width="3.799cm" svg:height="3.2cm" draw:z-index="23"><draw:text-box><text:p text:style-name="MP40"/></draw:text-box></draw:frame></text:p>
            </table:table-cell>
            <table:covered-table-cell/>
            <table:table-cell table:style-name="Table2.A35" table:number-rows-spanned="4" office:value-type="string">
              <text:p text:style-name="MP41"><text:user-field-get text:name="py3o.danfe.object_xml.NFe.infNFe.emit.xNome">danfe.object_xml.NFe.infNFe.emit.xNome</text:user-field-get></text:p>
              <text:p text:style-name="MP42"><text:line-break/><text:user-field-get text:name="py3o.danfe.object_xml.NFe.endereco_emitente_formatado_linha_1">danfe.object_xml.NFe.endereco_emitente_formatado_linha_1</text:user-field-get></text:p>
              <text:p text:style-name="MP42"><text:user-field-get text:name="py3o.danfe.object_xml.NFe.endereco_emitente_formatado_linha_2">danfe.object_xml.NFe.endereco_emitente_formatado_linha_2</text:user-field-get></text:p>
              <text:p text:style-name="MP42"><text:user-field-get text:name="py3o.danfe.object_xml.NFe.endereco_emitente_formatado_linha_3">danfe.object_xml.NFe.endereco_emitente_formatado_linha_3</text:user-field-get></text:p>
              <text:p text:style-name="MP43"><text:user-field-get text:name="py3o.danfe.object_xml.NFe.endereco_emitente_formatado_linha_4">danfe.object_xml.NFe.endereco_emitente_formatado_linha_4</text:user-field-get></text:p>
            </table:table-cell>
            <table:table-cell table:style-name="Table2.A35" table:number-rows-spanned="4" table:number-columns-spanned="2" office:value-type="string">
              <text:p text:style-name="MP24"><draw:frame draw:style-name="Mfr1" draw:name="Quadro9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<draw:frame draw:style-name="Mfr5" draw:name="py3o.image(danfe.object_xml.NFe.chave_imagem, 'png', isb64=True, dummy=6)" text:anchor-type="paragraph" svg:x="4.35cm" svg:y="-4.249cm" svg:width="6.001cm" svg:height="0.801cm" draw:z-index="11"><draw:text-box><text:p text:style-name="MP9"/></draw:text-box></draw:frame>FOLHA <text:page-number text:select-page="current">1</text:page-number>/<text:page-count>11</text:page-count></text:p>
            </table:table-cell>
            <table:covered-table-cell/>
            <table:table-cell table:style-name="Table2.A35" table:number-columns-spanned="2" office:value-type="string">
              <text:p text:style-name="MP44"/>
            </table:table-cell>
            <table:covered-table-cell/>
          </table:table-row>
          <table:table-row table:style-name="Table2.36">
            <table:covered-table-cell/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44">
            <table:covered-table-cell/>
            <table:covered-table-cell/>
            <table:covered-table-cell/>
            <table:covered-table-cell/>
            <table:covered-table-cell/>
            <table:table-cell table:style-name="Table2.A35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46">SEM VALOR FISCAL</text:p>
            </table:table-cell>
            <table:covered-table-cell/>
          </table:table-row>
          <table:table-row table:style-name="Table2.38">
            <table:table-cell table:style-name="Table2.A35" table:number-columns-spanned="2" office:value-type="string">
              <text:p text:style-name="MP47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9">
            <table:table-cell table:style-name="Table2.A35" table:number-columns-spanned="5" office:value-type="string">
              <text:p text:style-name="MP30">Natureza da Operação</text:p>
              <text:p text:style-name="MP48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A35" table:number-columns-spanned="2" office:value-type="string">
              <text:p text:style-name="MP30">Protocolo de autorização</text:p>
              <text:p text:style-name="MP35"/>
              <text:p text:style-name="MP49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39">
            <table:table-cell table:style-name="Table2.A35" table:number-columns-spanned="7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55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table-cell table:style-name="Table2.B55" table:number-columns-spanned="3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table-cell table:style-name="Table2.E55" table:number-columns-spanned="3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</table:table-row>
          <table:table-row table:style-name="Table2.39">
            <table:table-cell table:style-name="Table2.A35" table:number-columns-spanned="7" office:value-type="string">
              <text:p text:style-name="MP37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7" table:number-columns-spanned="7" office:value-type="string">
              <text:p text:style-name="MP21"><text:a xlink:type="simple" xlink:href="py3o://if=%22danfe.cabecalho%22" text:style-name="Internet_20_link" text:visited-style-name="Visited_20_Internet_20_Link"><text:span text:style-name="MT2">if="danfe.cabecalho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MP21"><text:a xlink:type="simple" xlink:href="py3o://if=%22not%20danfe.object_xml.protNFe.infProt.nProt%22" text:style-name="Internet_20_link" text:visited-style-name="Visited_20_Internet_20_Link"><text:span text:style-name="MT2">if="not danfe.object_xml.protNFe.infProt.nProt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50"><draw:frame draw:style-name="Mfr4" draw:name="py3o.image(danfe.cabecalho, 'png', isb64=True,dummy=1)" text:anchor-type="char" svg:width="7.8cm" svg:height="3.2cm" draw:z-index="10"><draw:text-box><text:p text:style-name="MP40"/></draw:text-box></draw:frame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24"><draw:frame draw:style-name="Mfr1" draw:name="Quadro10" text:anchor-type="paragraph" svg:x="2.2cm" svg:y="1.6cm" svg:width="0.815cm" svg:height="0.794cm" draw:z-index="9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44"><draw:frame draw:style-name="Mfr2" draw:name="py3o.image(danfe.object_xml.NFe.chave_imagem, 'png', isb64=True, dummy=7)" text:anchor-type="paragraph" svg:width="6.001cm" svg:height="0.801cm" draw:z-index="8"><draw:text-box><text:p text:style-name="MP9"/></draw:text-box></draw:frame></text:p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60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</table:table-row>
          <table:table-row table:style-name="Table2.62">
            <table:table-cell table:style-name="Table2.A14" table:number-columns-spanned="3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MP21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MT2">if="danfe.object_xml.protNFe.infProt.nProt and danfe.object_xml.protNFe.infProt.cStat no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50"><draw:frame draw:style-name="Mfr4" draw:name="Quadro12" text:anchor-type="char" svg:width="7.8cm" svg:height="3.2cm" draw:z-index="7"><draw:text-box><text:p text:style-name="MP40"/></draw:text-box></draw:frame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24"><draw:frame draw:style-name="Mfr1" draw:name="Quadro13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</text:p>
              <text:p text:style-name="MP25"><text:s/>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<draw:frame draw:style-name="Mfr5" draw:name="py3o.image(danfe.object_xml.NFe.chave_imagem, 'png', isb64=True, dummy=8)" text:anchor-type="paragraph" svg:x="4.417cm" svg:y="-4.066cm" svg:width="6.001cm" svg:height="0.801cm" draw:z-index="5"><draw:text-box><text:p text:style-name="MP9"/></draw:text-box></draw:frame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44"/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67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</table:table-row>
          <table:table-row table:style-name="Table2.69">
            <table:table-cell table:style-name="Table2.A14" table:number-columns-spanned="3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draw:frame draw:style-name="Mfr5" draw:name="py3o.image(danfe.object_xml.NFe.chave_imagem, 'png', isb64=True, dummy=9)" text:anchor-type="paragraph" svg:x="12.201cm" svg:y="1.288cm" svg:width="6.001cm" svg:height="0.801cm" draw:z-index="4"><draw:text-box><text:p text:style-name="MP9"/></draw:text-box></draw:frame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9" table:number-columns-spanned="7" office:value-type="string">
              <text:p text:style-name="MP2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MT2">if="danfe.object_xml.protNFe.infProt.nProt and danfe.object_xml.protNFe.infProt.cStat in ('110', '301', '302')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rows-spanned="3" table:number-columns-spanned="3" office:value-type="string">
              <text:p text:style-name="MP50"><draw:frame draw:style-name="Mfr4" draw:name="Quadro15" text:anchor-type="char" svg:width="7.8cm" svg:height="3.2cm" draw:z-index="3"><draw:text-box><text:p text:style-name="MP40"/></draw:text-box></draw:frame></text:p>
            </table:table-cell>
            <table:covered-table-cell/>
            <table:covered-table-cell/>
            <table:table-cell table:style-name="Table2.D11" table:number-rows-spanned="4" table:number-columns-spanned="2" office:value-type="string">
              <text:p text:style-name="MP24"><draw:frame draw:style-name="Mfr1" draw:name="Quadro16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  <text:p text:style-name="MP25">DOCUMENTO AUXILIAR DA NOTA FISCAL ELETRÔNICA</text:p>
              <text:p text:style-name="MP25">versão <text:user-field-get text:name="py3o.danfe.object_xml.NFe.versao">danfe.object_xml.NFe.versao</text:user-field-get></text:p>
              <text:p text:style-name="MP25"/>
              <text:p text:style-name="MP26"/>
              <text:p text:style-name="MP27">       0 – ENTRADA</text:p>
              <text:p text:style-name="MP27">       1 – SAÍDA</text:p>
              <text:p text:style-name="MP27"/>
              <text:p text:style-name="MP27"/>
              <text:p text:style-name="MP28"><text:user-field-get text:name="py3o.danfe.object_xml.NFe.numero_formatado">danfe.object_xml.NFenumero_formatado</text:user-field-get></text:p>
              <text:p text:style-name="MP28"><text:user-field-get text:name="py3o.danfe.object_xml.NFe.serie_formatada">danfe.object_xml.NFe.serie_formatada</text:user-field-get></text:p>
              <text:p text:style-name="MP28">FOLHA <text:page-number text:select-page="current">1</text:page-number>/<text:page-count>11</text:page-count></text:p>
            </table:table-cell>
            <table:covered-table-cell/>
            <table:table-cell table:style-name="Table2.F11" table:number-columns-spanned="2" office:value-type="string">
              <text:p text:style-name="MP44"/>
            </table:table-cell>
            <table:covered-table-cell/>
          </table:table-row>
          <table:table-row table:style-name="Table2.4">
            <table:covered-table-cell/>
            <table:covered-table-cell/>
            <table:covered-table-cell/>
            <table:covered-table-cell/>
            <table:covered-table-cell/>
            <table:table-cell table:style-name="Table2.F74" table:number-columns-spanned="2" office:value-type="string">
              <text:p text:style-name="MP30">Chave de acesso</text:p>
              <text:p text:style-name="MP31"><text:user-field-get text:name="py3o.danfe.object_xml.NFe.chave_formatada">danfe.object_xml.NFe.chave_formatada</text:user-field-get></text:p>
            </table:table-cell>
            <table:covered-table-cell/>
          </table:table-row>
          <table:table-row table:style-name="Table2.11">
            <table:covered-table-cell/>
            <table:covered-table-cell/>
            <table:covered-table-cell/>
            <table:covered-table-cell/>
            <table:covered-table-cell/>
            <table:table-cell table:style-name="Table2.F11" table:number-rows-spanned="2" table:number-columns-spanned="2" office:value-type="string">
              <text:p text:style-name="MP45">Impresso para simples conferência</text:p>
              <text:p text:style-name="MP45">Informações não transmitidas a nenhuma<text:line-break/>SEFAZ autorizadora</text:p>
              <text:p text:style-name="MP51">SEM VALOR FISCAL</text:p>
            </table:table-cell>
            <table:covered-table-cell/>
          </table:table-row>
          <table:table-row table:style-name="Table2.76">
            <table:table-cell table:style-name="Table2.A14" table:number-columns-spanned="3" office:value-type="string">
              <text:p text:style-name="MP33"><text:user-field-get text:name="py3o.danfe.object_xml.NFe.crt_descricao">danfeFe.object_xml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5">
            <table:table-cell table:style-name="Table2.A15" table:number-columns-spanned="5" office:value-type="string">
              <text:p text:style-name="MP30">Natureza da Operação</text:p>
              <text:p text:style-name="MP34"><text:user-field-get text:name="py3o.danfe.object_xml.NFe.infNFe.ide.natOp">danfe.object_xml.NFe.infNFe.ide.natOp</text:user-field-get></text:p>
            </table:table-cell>
            <table:covered-table-cell/>
            <table:covered-table-cell/>
            <table:covered-table-cell/>
            <table:covered-table-cell/>
            <table:table-cell table:style-name="Table2.F15" table:number-columns-spanned="2" office:value-type="string">
              <text:p text:style-name="MP30">Protocolo de autorização</text:p>
              <text:p text:style-name="MP35"/>
              <text:p text:style-name="MP36"><text:user-field-get text:name="py3o.danfe.object_xml.protNFe.formata_protocolo">danfe.object_xml.protNFe.formata_protocolo</text:user-field-get></text:p>
            </table:table-cell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79">
            <table:table-cell table:style-name="Table2.A79" office:value-type="string">
              <text:p text:style-name="MP30">Inscrição estadual</text:p>
              <text:p text:style-name="MP34"><text:user-field-get text:name="py3o.danfe.object_xml.NFe.infNFe.emit.IE">danfe.object_xml.NFe.infNFe.emit.IE</text:user-field-get></text:p>
            </table:table-cell>
            <table:table-cell table:style-name="Table2.B79" table:number-columns-spanned="3" office:value-type="string">
              <text:p text:style-name="MP30">Inscrição estadual do substituto tributário</text:p>
              <text:p text:style-name="MP34"><text:user-field-get text:name="py3o.danfe.object_xml.NFe.infNFe.emit.IEST">danfe.object_xml.NFe.infNFe.emit.IEST</text:user-field-get></text:p>
            </table:table-cell>
            <table:covered-table-cell/>
            <table:covered-table-cell/>
            <table:table-cell table:style-name="Table2.E79" table:number-columns-spanned="3" office:value-type="string">
              <text:p text:style-name="MP30">CNPJ</text:p>
              <text:p text:style-name="MP34"><text:user-field-get text:name="py3o.danfe.object_xml.NFe.cnpj_emitente_formatado">danfe.object_xml.NFe.cnpj_emitente_formatado</text:user-field-get></text:p>
            </table:table-cell>
            <table:covered-table-cell/>
            <table:covered-table-cell/>
          </table:table-row>
          <table:table-row table:style-name="Table2.16">
            <table:table-cell table:style-name="Table2.A16" table:number-columns-spanned="7" office:value-type="string">
              <text:p text:style-name="MP21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20-01-13T10:00:19.985275636</meta:creation-date>
    <dc:date>2020-03-04T11:40:59.781850796</dc:date>
    <meta:editing-duration>PT23H5M37S</meta:editing-duration>
    <meta:editing-cycles>163</meta:editing-cycles>
    <meta:generator>LibreOffice/6.0.7.3$Linux_X86_64 LibreOffice_project/00m0$Build-3</meta:generator>
    <meta:document-statistic meta:table-count="4" meta:image-count="0" meta:object-count="0" meta:page-count="11" meta:paragraph-count="752" meta:word-count="1517" meta:character-count="21961" meta:non-whitespace-character-count="20888"/>
  </office:meta>
</office:document-meta>
</file>